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7.87mm"/>
    </style:style>
    <style:style style:name="co2" style:family="table-column">
      <style:table-column-properties fo:break-before="auto" style:column-width="42.62mm"/>
    </style:style>
    <style:style style:name="co3" style:family="table-column">
      <style:table-column-properties fo:break-before="auto" style:column-width="54.5mm"/>
    </style:style>
    <style:style style:name="co4" style:family="table-column">
      <style:table-column-properties fo:break-before="auto" style:column-width="47.33mm"/>
    </style:style>
    <style:style style:name="co5" style:family="table-column">
      <style:table-column-properties fo:break-before="auto" style:column-width="43.46mm"/>
    </style:style>
    <style:style style:name="co6" style:family="table-column">
      <style:table-column-properties fo:break-before="auto" style:column-width="50.6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4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Base completa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Quantidade de instâncias</text:p>
          </table:table-cell>
          <table:table-cell table:style-name="Default" office:value-type="float" office:value="309" calcext:value-type="float">
            <text:p>309</text:p>
          </table:table-cell>
          <table:table-cell table:style-name="ce1" office:value-type="string" calcext:value-type="string">
            <text:p>Quantidade de experimentos</text:p>
          </table:table-cell>
          <table:table-cell table:style-name="Default" office:value-type="float" office:value="49" calcext:value-type="float">
            <text:p>49</text:p>
          </table:table-cell>
          <table:table-cell table:style-name="ce1" office:value-type="string" calcext:value-type="string">
            <text:p>Tamanho da base</text:p>
          </table:table-cell>
          <table:table-cell table:style-name="Default" table:formula="of:=[.B1]*[.D1]" office:value-type="float" office:value="15141" calcext:value-type="float">
            <text:p>15141</text:p>
          </table:table-cell>
        </table:table-row>
        <table:table-row table:style-name="ro1">
          <table:table-cell table:style-name="ce1" office:value-type="string" calcext:value-type="string">
            <text:p>Remoção de atributos</text:p>
          </table:table-cell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Estratégia</text:p>
          </table:table-cell>
          <table:table-cell table:style-name="ce2" office:value-type="string" calcext:value-type="string" table:number-columns-spanned="5" table:number-rows-spanned="1">
            <text:p>Cross-validation <text:span text:style-name="T1">(</text:span><text:span text:style-name="T2">k</text:span><text:span text:style-name="T1"> = 10): 90% treinamento e 10% teste</text:span>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Algoritmo/Métricas</text:p>
          </table:table-cell>
          <table:table-cell table:style-name="ce1" office:value-type="string" calcext:value-type="string">
            <text:p>Correlation Coefficient</text:p>
          </table:table-cell>
          <table:table-cell table:style-name="ce1" office:value-type="string" calcext:value-type="string">
            <text:p>Mean absolute error</text:p>
          </table:table-cell>
          <table:table-cell table:style-name="ce1" office:value-type="string" calcext:value-type="string">
            <text:p>Root mean squared error</text:p>
          </table:table-cell>
          <table:table-cell table:style-name="ce1" office:value-type="string" calcext:value-type="string">
            <text:p>Relative absolute error</text:p>
          </table:table-cell>
          <table:table-cell table:style-name="ce1" office:value-type="string" calcext:value-type="string">
            <text:p>Root relative squared error</text:p>
          </table:table-cell>
        </table:table-row>
        <table:table-row table:style-name="ro1">
          <table:table-cell office:value-type="string" calcext:value-type="string">
            <text:p>RandomSubSpace</text:p>
          </table:table-cell>
          <table:table-cell office:value-type="float" office:value="0.249678624859567" calcext:value-type="float">
            <text:p>0,25</text:p>
          </table:table-cell>
          <table:table-cell office:value-type="float" office:value="513.972164828342" calcext:value-type="float">
            <text:p>513,97</text:p>
          </table:table-cell>
          <table:table-cell office:value-type="float" office:value="997.179653943787" calcext:value-type="float">
            <text:p>997,18</text:p>
          </table:table-cell>
          <table:table-cell office:value-type="float" office:value="77.477734576024" calcext:value-type="float">
            <text:p>77,48</text:p>
          </table:table-cell>
          <table:table-cell office:value-type="float" office:value="95.8752523918586" calcext:value-type="float">
            <text:p>95,88</text:p>
          </table:table-cell>
        </table:table-row>
        <table:table-row table:style-name="ro1">
          <table:table-cell office:value-type="string" calcext:value-type="string">
            <text:p>REPTree</text:p>
          </table:table-cell>
          <table:table-cell office:value-type="float" office:value="-0.10914659955694" calcext:value-type="float">
            <text:p>-0,11</text:p>
          </table:table-cell>
          <table:table-cell office:value-type="float" office:value="616.18002258781" calcext:value-type="float">
            <text:p>616,18</text:p>
          </table:table-cell>
          <table:table-cell office:value-type="float" office:value="1182.18784583469" calcext:value-type="float">
            <text:p>1.182,19</text:p>
          </table:table-cell>
          <table:table-cell office:value-type="float" office:value="92.8848593523567" calcext:value-type="float">
            <text:p>92,88</text:p>
          </table:table-cell>
          <table:table-cell office:value-type="float" office:value="113.663127447221" calcext:value-type="float">
            <text:p>113,66</text:p>
          </table:table-cell>
        </table:table-row>
        <table:table-row table:style-name="ro1">
          <table:table-cell office:value-type="string" calcext:value-type="string">
            <text:p>RandomCommittee</text:p>
          </table:table-cell>
          <table:table-cell office:value-type="float" office:value="0.288886715460505" calcext:value-type="float">
            <text:p>0,29</text:p>
          </table:table-cell>
          <table:table-cell office:value-type="float" office:value="486.9724166204" calcext:value-type="float">
            <text:p>486,97</text:p>
          </table:table-cell>
          <table:table-cell office:value-type="float" office:value="984.980163422138" calcext:value-type="float">
            <text:p>984,98</text:p>
          </table:table-cell>
          <table:table-cell office:value-type="float" office:value="73.4077100330158" calcext:value-type="float">
            <text:p>73,41</text:p>
          </table:table-cell>
          <table:table-cell office:value-type="float" office:value="94.7023150698933" calcext:value-type="float">
            <text:p>94,70</text:p>
          </table:table-cell>
        </table:table-row>
        <table:table-row table:style-name="ro1">
          <table:table-cell office:value-type="string" calcext:value-type="string">
            <text:p>KStar</text:p>
          </table:table-cell>
          <table:table-cell office:value-type="float" office:value="0.317881240820809" calcext:value-type="float">
            <text:p>0,32</text:p>
          </table:table-cell>
          <table:table-cell office:value-type="float" office:value="515.011916580475" calcext:value-type="float">
            <text:p>515,01</text:p>
          </table:table-cell>
          <table:table-cell office:value-type="float" office:value="1004.70349368221" calcext:value-type="float">
            <text:p>1.004,70</text:p>
          </table:table-cell>
          <table:table-cell office:value-type="float" office:value="77.6344699321179" calcext:value-type="float">
            <text:p>77,63</text:p>
          </table:table-cell>
          <table:table-cell office:value-type="float" office:value="96.5986426365599" calcext:value-type="float">
            <text:p>96,60</text:p>
          </table:table-cell>
        </table:table-row>
        <table:table-row table:style-name="ro1">
          <table:table-cell office:value-type="string" calcext:value-type="string">
            <text:p>M5Rules</text:p>
          </table:table-cell>
          <table:table-cell office:value-type="float" office:value="-0.0209031431687553" calcext:value-type="float">
            <text:p>-0,02</text:p>
          </table:table-cell>
          <table:table-cell office:value-type="float" office:value="865.477106009318" calcext:value-type="float">
            <text:p>865,48</text:p>
          </table:table-cell>
          <table:table-cell office:value-type="float" office:value="1637.19485914573" calcext:value-type="float">
            <text:p>1.637,19</text:p>
          </table:table-cell>
          <table:table-cell office:value-type="float" office:value="130.464663438361" calcext:value-type="float">
            <text:p>130,46</text:p>
          </table:table-cell>
          <table:table-cell office:value-type="float" office:value="157.410422198705" calcext:value-type="float">
            <text:p>157,41</text:p>
          </table:table-cell>
        </table:table-row>
        <table:table-row table:style-name="ro1">
          <table:table-cell office:value-type="string" calcext:value-type="string">
            <text:p>RegressionByDiscretization</text:p>
          </table:table-cell>
          <table:table-cell office:value-type="float" office:value="-0.115693755020088" calcext:value-type="float">
            <text:p>-0,12</text:p>
          </table:table-cell>
          <table:table-cell office:value-type="float" office:value="639.689097406752" calcext:value-type="float">
            <text:p>639,69</text:p>
          </table:table-cell>
          <table:table-cell office:value-type="float" office:value="1299.91093236085" calcext:value-type="float">
            <text:p>1.299,91</text:p>
          </table:table-cell>
          <table:table-cell office:value-type="float" office:value="96.4286891229012" calcext:value-type="float">
            <text:p>96,43</text:p>
          </table:table-cell>
          <table:table-cell office:value-type="float" office:value="124.981780599044" calcext:value-type="float">
            <text:p>124,98</text:p>
          </table:table-cell>
        </table:table-row>
        <table:table-row table:style-name="ro1">
          <table:table-cell office:value-type="string" calcext:value-type="string">
            <text:p>LWL</text:p>
          </table:table-cell>
          <table:table-cell office:value-type="float" office:value="0.110224908301761" calcext:value-type="float">
            <text:p>0,11</text:p>
          </table:table-cell>
          <table:table-cell office:value-type="float" office:value="496.151809511494" calcext:value-type="float">
            <text:p>496,15</text:p>
          </table:table-cell>
          <table:table-cell office:value-type="float" office:value="1016.85001814085" calcext:value-type="float">
            <text:p>1.016,85</text:p>
          </table:table-cell>
          <table:table-cell office:value-type="float" office:value="74.7914397651945" calcext:value-type="float">
            <text:p>74,79</text:p>
          </table:table-cell>
          <table:table-cell office:value-type="float" office:value="97.7664874612614" calcext:value-type="float">
            <text:p>97,77</text:p>
          </table:table-cell>
        </table:table-row>
        <table:table-row table:style-name="ro1">
          <table:table-cell office:value-type="string" calcext:value-type="string">
            <text:p>Bagging</text:p>
          </table:table-cell>
          <table:table-cell office:value-type="float" office:value="-0.0942610209515259" calcext:value-type="float">
            <text:p>-0,09</text:p>
          </table:table-cell>
          <table:table-cell office:value-type="float" office:value="604.777483324141" calcext:value-type="float">
            <text:p>604,78</text:p>
          </table:table-cell>
          <table:table-cell office:value-type="float" office:value="1176.15567315059" calcext:value-type="float">
            <text:p>1.176,16</text:p>
          </table:table-cell>
          <table:table-cell office:value-type="float" office:value="91.1660057431183" calcext:value-type="float">
            <text:p>91,17</text:p>
          </table:table-cell>
          <table:table-cell office:value-type="float" office:value="113.083155647484" calcext:value-type="float">
            <text:p>113,08</text:p>
          </table:table-cell>
        </table:table-row>
        <table:table-row table:style-name="ro1">
          <table:table-cell office:value-type="string" calcext:value-type="string">
            <text:p>AdditiveRegression</text:p>
          </table:table-cell>
          <table:table-cell office:value-type="float" office:value="0.294532549218281" calcext:value-type="float">
            <text:p>0,29</text:p>
          </table:table-cell>
          <table:table-cell office:value-type="float" office:value="472.600124529358" calcext:value-type="float">
            <text:p>472,60</text:p>
          </table:table-cell>
          <table:table-cell office:value-type="float" office:value="991.185555514005" calcext:value-type="float">
            <text:p>991,19</text:p>
          </table:table-cell>
          <table:table-cell office:value-type="float" office:value="71.2411868084541" calcext:value-type="float">
            <text:p>71,24</text:p>
          </table:table-cell>
          <table:table-cell office:value-type="float" office:value="95.2989412953133" calcext:value-type="float">
            <text:p>95,30</text:p>
          </table:table-cell>
        </table:table-row>
        <table:table-row table:style-name="ro1">
          <table:table-cell office:value-type="string" calcext:value-type="string">
            <text:p>IBk</text:p>
          </table:table-cell>
          <table:table-cell office:value-type="float" office:value="0.0130296099773733" calcext:value-type="float">
            <text:p>0,01</text:p>
          </table:table-cell>
          <table:table-cell office:value-type="float" office:value="548.998785714285" calcext:value-type="float">
            <text:p>549,00</text:p>
          </table:table-cell>
          <table:table-cell office:value-type="float" office:value="1116.60759528805" calcext:value-type="float">
            <text:p>1.116,61</text:p>
          </table:table-cell>
          <table:table-cell office:value-type="float" office:value="82.7577544327461" calcext:value-type="float">
            <text:p>82,76</text:p>
          </table:table-cell>
          <table:table-cell office:value-type="float" office:value="107.357821228613" calcext:value-type="float">
            <text:p>107,36</text:p>
          </table:table-cell>
        </table:table-row>
        <table:table-row table:style-name="ro1">
          <table:table-cell office:value-type="string" calcext:value-type="string">
            <text:p>M5P</text:p>
          </table:table-cell>
          <table:table-cell office:value-type="float" office:value="0.132755213267951" calcext:value-type="float">
            <text:p>0,13</text:p>
          </table:table-cell>
          <table:table-cell office:value-type="float" office:value="767.764148342689" calcext:value-type="float">
            <text:p>767,76</text:p>
          </table:table-cell>
          <table:table-cell office:value-type="float" office:value="1414.64274173733" calcext:value-type="float">
            <text:p>1.414,64</text:p>
          </table:table-cell>
          <table:table-cell office:value-type="float" office:value="115.735113636259" calcext:value-type="float">
            <text:p>115,74</text:p>
          </table:table-cell>
          <table:table-cell office:value-type="float" office:value="136.012833165992" calcext:value-type="float">
            <text:p>136,01</text:p>
          </table:table-cell>
        </table:table-row>
        <table:table-row table:style-name="ro1">
          <table:table-cell office:value-type="string" calcext:value-type="string">
            <text:p>SMOreg</text:p>
          </table:table-cell>
          <table:table-cell office:value-type="float" office:value="0.362203730243944" calcext:value-type="float">
            <text:p>0,36</text:p>
          </table:table-cell>
          <table:table-cell office:value-type="float" office:value="1091.17198156547" calcext:value-type="float">
            <text:p>1.091,17</text:p>
          </table:table-cell>
          <table:table-cell office:value-type="float" office:value="3295.61476454729" calcext:value-type="float">
            <text:p>3.295,61</text:p>
          </table:table-cell>
          <table:table-cell office:value-type="float" office:value="164.486598593834" calcext:value-type="float">
            <text:p>164,49</text:p>
          </table:table-cell>
          <table:table-cell office:value-type="float" office:value="316.861556578769" calcext:value-type="float">
            <text:p>316,86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0.315216944879212" calcext:value-type="float">
            <text:p>0,32</text:p>
          </table:table-cell>
          <table:table-cell office:value-type="float" office:value="495.454540247511" calcext:value-type="float">
            <text:p>495,45</text:p>
          </table:table-cell>
          <table:table-cell office:value-type="float" office:value="971.264107256974" calcext:value-type="float">
            <text:p>971,26</text:p>
          </table:table-cell>
          <table:table-cell office:value-type="float" office:value="74.6863312658248" calcext:value-type="float">
            <text:p>74,69</text:p>
          </table:table-cell>
          <table:table-cell office:value-type="float" office:value="93.3835653927863" calcext:value-type="float">
            <text:p>93,38</text:p>
          </table:table-cell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float" office:value="-0.671506273916877" calcext:value-type="float">
            <text:p>-0,67</text:p>
          </table:table-cell>
          <table:table-cell office:value-type="float" office:value="799.989950383156" calcext:value-type="float">
            <text:p>799,99</text:p>
          </table:table-cell>
          <table:table-cell office:value-type="float" office:value="1462.93382262735" calcext:value-type="float">
            <text:p>1.462,93</text:p>
          </table:table-cell>
          <table:table-cell office:value-type="float" office:value="120.592929502269" calcext:value-type="float">
            <text:p>120,59</text:p>
          </table:table-cell>
          <table:table-cell office:value-type="float" office:value="140.655847642164" calcext:value-type="float">
            <text:p>140,66</text:p>
          </table:table-cell>
        </table:table-row>
        <table:table-row table:style-name="ro1">
          <table:table-cell office:value-type="string" calcext:value-type="string">
            <text:p>MultilayerPerceptron</text:p>
          </table:table-cell>
          <table:table-cell office:value-type="float" office:value="-0.199921476924652" calcext:value-type="float">
            <text:p>-0,20</text:p>
          </table:table-cell>
          <table:table-cell office:value-type="float" office:value="2061.9507861756" calcext:value-type="float">
            <text:p>2.061,95</text:p>
          </table:table-cell>
          <table:table-cell office:value-type="float" office:value="3739.10610412351" calcext:value-type="float">
            <text:p>3.739,11</text:p>
          </table:table-cell>
          <table:table-cell office:value-type="float" office:value="310.82476183023" calcext:value-type="float">
            <text:p>310,82</text:p>
          </table:table-cell>
          <table:table-cell office:value-type="float" office:value="359.501660543296" calcext:value-type="float">
            <text:p>359,50</text:p>
          </table:table-cell>
        </table:table-row>
        <table:table-row table:style-name="ro1">
          <table:table-cell office:value-type="string" calcext:value-type="string">
            <text:p>RandomTree</text:p>
          </table:table-cell>
          <table:table-cell office:value-type="float" office:value="0.0541027329449786" calcext:value-type="float">
            <text:p>0,05</text:p>
          </table:table-cell>
          <table:table-cell office:value-type="float" office:value="618.411529708318" calcext:value-type="float">
            <text:p>618,41</text:p>
          </table:table-cell>
          <table:table-cell office:value-type="float" office:value="1238.2042836225" calcext:value-type="float">
            <text:p>1.238,20</text:p>
          </table:table-cell>
          <table:table-cell office:value-type="float" office:value="93.2212435541062" calcext:value-type="float">
            <text:p>93,22</text:p>
          </table:table-cell>
          <table:table-cell office:value-type="float" office:value="119.048907321248" calcext:value-type="float">
            <text:p>119,05</text:p>
          </table:table-cell>
        </table:table-row>
        <table:table-row table:style-name="ro1">
          <table:table-cell office:value-type="string" calcext:value-type="string">
            <text:p>RandomizableFilteredClassifier</text:p>
          </table:table-cell>
          <table:table-cell office:value-type="float" office:value="-0.0531817685122768" calcext:value-type="float">
            <text:p>-0,05</text:p>
          </table:table-cell>
          <table:table-cell office:value-type="float" office:value="1160.33770408163" calcext:value-type="float">
            <text:p>1.160,34</text:p>
          </table:table-cell>
          <table:table-cell office:value-type="float" office:value="2086.62534008671" calcext:value-type="float">
            <text:p>2.086,63</text:p>
          </table:table-cell>
          <table:table-cell office:value-type="float" office:value="174.912850942842" calcext:value-type="float">
            <text:p>174,91</text:p>
          </table:table-cell>
          <table:table-cell office:value-type="float" office:value="200.621553334801" calcext:value-type="float">
            <text:p>200,62</text:p>
          </table:table-cell>
        </table:table-row>
      </table:table>
      <table:table table:name="Pure integer problem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Quantidade de instâncias</text:p>
          </table:table-cell>
          <table:table-cell table:style-name="Default" office:value-type="float" office:value="216" calcext:value-type="float">
            <text:p>216</text:p>
          </table:table-cell>
          <table:table-cell table:style-name="ce1" office:value-type="string" calcext:value-type="string">
            <text:p>Quantidade de experimentos</text:p>
          </table:table-cell>
          <table:table-cell table:style-name="Default" office:value-type="float" office:value="49" calcext:value-type="float">
            <text:p>49</text:p>
          </table:table-cell>
          <table:table-cell table:style-name="ce1" office:value-type="string" calcext:value-type="string">
            <text:p>Tamanho da base</text:p>
          </table:table-cell>
          <table:table-cell table:style-name="Default" table:formula="of:=[.B1]*[.D1]" office:value-type="float" office:value="10584" calcext:value-type="float">
            <text:p>10584</text:p>
          </table:table-cell>
        </table:table-row>
        <table:table-row table:style-name="ro1">
          <table:table-cell table:style-name="ce1" office:value-type="string" calcext:value-type="string">
            <text:p>Remoção de atributos</text:p>
          </table:table-cell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Estratégia</text:p>
          </table:table-cell>
          <table:table-cell table:style-name="ce2" office:value-type="string" calcext:value-type="string" table:number-columns-spanned="5" table:number-rows-spanned="1">
            <text:p>Base de Teste <text:span text:style-name="T1">(30%) e </text:span><text:span text:style-name="T2">Base de Treinamento</text:span><text:span text:style-name="T1"> (70%)</text:span>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Algoritmo/Métricas</text:p>
          </table:table-cell>
          <table:table-cell table:style-name="ce1" office:value-type="string" calcext:value-type="string">
            <text:p>Correlation Coefficient</text:p>
          </table:table-cell>
          <table:table-cell table:style-name="ce1" office:value-type="string" calcext:value-type="string">
            <text:p>Mean absolute error</text:p>
          </table:table-cell>
          <table:table-cell table:style-name="ce1" office:value-type="string" calcext:value-type="string">
            <text:p>Root mean squared error</text:p>
          </table:table-cell>
          <table:table-cell table:style-name="ce1" office:value-type="string" calcext:value-type="string">
            <text:p>Relative absolute error</text:p>
          </table:table-cell>
          <table:table-cell table:style-name="ce1" office:value-type="string" calcext:value-type="string">
            <text:p>Root relative squared error</text:p>
          </table:table-cell>
        </table:table-row>
        <table:table-row table:style-name="ro1">
          <table:table-cell office:value-type="string" calcext:value-type="string">
            <text:p>RandomSubSpace</text:p>
          </table:table-cell>
          <table:table-cell office:value-type="float" office:value="0.335861044771725" calcext:value-type="float">
            <text:p>0,34</text:p>
          </table:table-cell>
          <table:table-cell office:value-type="float" office:value="728.993843313767" calcext:value-type="float">
            <text:p>728,99</text:p>
          </table:table-cell>
          <table:table-cell office:value-type="float" office:value="1279.4126990719" calcext:value-type="float">
            <text:p>1.279,41</text:p>
          </table:table-cell>
          <table:table-cell office:value-type="float" office:value="91.5898146934823" calcext:value-type="float">
            <text:p>91,59</text:p>
          </table:table-cell>
          <table:table-cell office:value-type="float" office:value="102.256008024672" calcext:value-type="float">
            <text:p>102,26</text:p>
          </table:table-cell>
        </table:table-row>
        <table:table-row table:style-name="ro1">
          <table:table-cell office:value-type="string" calcext:value-type="string">
            <text:p>REPTree</text:p>
          </table:table-cell>
          <table:table-cell office:value-type="float" office:value="0.305507853428903" calcext:value-type="float">
            <text:p>0,31</text:p>
          </table:table-cell>
          <table:table-cell office:value-type="float" office:value="782.824249607548" calcext:value-type="float">
            <text:p>782,82</text:p>
          </table:table-cell>
          <table:table-cell office:value-type="float" office:value="1517.81421111347" calcext:value-type="float">
            <text:p>1.517,81</text:p>
          </table:table-cell>
          <table:table-cell office:value-type="float" office:value="98.6633465070971" calcext:value-type="float">
            <text:p>98,66</text:p>
          </table:table-cell>
          <table:table-cell office:value-type="float" office:value="122.444984664872" calcext:value-type="float">
            <text:p>122,44</text:p>
          </table:table-cell>
        </table:table-row>
        <table:table-row table:style-name="ro1">
          <table:table-cell office:value-type="string" calcext:value-type="string">
            <text:p>RandomCommittee</text:p>
          </table:table-cell>
          <table:table-cell office:value-type="float" office:value="0.425005676580831" calcext:value-type="float">
            <text:p>0,43</text:p>
          </table:table-cell>
          <table:table-cell office:value-type="float" office:value="659.48257609905" calcext:value-type="float">
            <text:p>659,48</text:p>
          </table:table-cell>
          <table:table-cell office:value-type="float" office:value="1188.15384609333" calcext:value-type="float">
            <text:p>1.188,15</text:p>
          </table:table-cell>
          <table:table-cell office:value-type="float" office:value="83.185870731741" calcext:value-type="float">
            <text:p>83,19</text:p>
          </table:table-cell>
          <table:table-cell office:value-type="float" office:value="94.9567085696296" calcext:value-type="float">
            <text:p>94,96</text:p>
          </table:table-cell>
        </table:table-row>
        <table:table-row table:style-name="ro1">
          <table:table-cell office:value-type="string" calcext:value-type="string">
            <text:p>KStar</text:p>
          </table:table-cell>
          <table:table-cell office:value-type="float" office:value="0.242916713916905" calcext:value-type="float">
            <text:p>0,24</text:p>
          </table:table-cell>
          <table:table-cell office:value-type="float" office:value="746.270876265167" calcext:value-type="float">
            <text:p>746,27</text:p>
          </table:table-cell>
          <table:table-cell office:value-type="float" office:value="1533.06349851359" calcext:value-type="float">
            <text:p>1.533,06</text:p>
          </table:table-cell>
          <table:table-cell office:value-type="float" office:value="94.555930497193" calcext:value-type="float">
            <text:p>94,56</text:p>
          </table:table-cell>
          <table:table-cell office:value-type="float" office:value="123.843957728797" calcext:value-type="float">
            <text:p>123,84</text:p>
          </table:table-cell>
        </table:table-row>
        <table:table-row table:style-name="ro1">
          <table:table-cell office:value-type="string" calcext:value-type="string">
            <text:p>M5Rules</text:p>
          </table:table-cell>
          <table:table-cell office:value-type="float" office:value="0.219743009507281" calcext:value-type="float">
            <text:p>0,22</text:p>
          </table:table-cell>
          <table:table-cell office:value-type="float" office:value="947.107845511929" calcext:value-type="float">
            <text:p>947,11</text:p>
          </table:table-cell>
          <table:table-cell office:value-type="float" office:value="2058.08007596397" calcext:value-type="float">
            <text:p>2.058,08</text:p>
          </table:table-cell>
          <table:table-cell office:value-type="float" office:value="119.50810866247" calcext:value-type="float">
            <text:p>119,51</text:p>
          </table:table-cell>
          <table:table-cell office:value-type="float" office:value="170.520430178087" calcext:value-type="float">
            <text:p>170,52</text:p>
          </table:table-cell>
        </table:table-row>
        <table:table-row table:style-name="ro1">
          <table:table-cell office:value-type="string" calcext:value-type="string">
            <text:p>RegressionByDiscretization</text:p>
          </table:table-cell>
          <table:table-cell office:value-type="float" office:value="0.269749601455869" calcext:value-type="float">
            <text:p>0,27</text:p>
          </table:table-cell>
          <table:table-cell office:value-type="float" office:value="788.102656650544" calcext:value-type="float">
            <text:p>788,10</text:p>
          </table:table-cell>
          <table:table-cell office:value-type="float" office:value="1477.87481906866" calcext:value-type="float">
            <text:p>1.477,87</text:p>
          </table:table-cell>
          <table:table-cell office:value-type="float" office:value="100.817168673374" calcext:value-type="float">
            <text:p>100,82</text:p>
          </table:table-cell>
          <table:table-cell office:value-type="float" office:value="119.75610105863" calcext:value-type="float">
            <text:p>119,76</text:p>
          </table:table-cell>
        </table:table-row>
        <table:table-row table:style-name="ro1">
          <table:table-cell office:value-type="string" calcext:value-type="string">
            <text:p>LWL</text:p>
          </table:table-cell>
          <table:table-cell office:value-type="float" office:value="0.212372876797124" calcext:value-type="float">
            <text:p>0,21</text:p>
          </table:table-cell>
          <table:table-cell office:value-type="float" office:value="769.461639499053" calcext:value-type="float">
            <text:p>769,46</text:p>
          </table:table-cell>
          <table:table-cell office:value-type="float" office:value="1259.03681459561" calcext:value-type="float">
            <text:p>1.259,04</text:p>
          </table:table-cell>
          <table:table-cell office:value-type="float" office:value="95.7255021094269" calcext:value-type="float">
            <text:p>95,73</text:p>
          </table:table-cell>
          <table:table-cell office:value-type="float" office:value="98.7502610460207" calcext:value-type="float">
            <text:p>98,75</text:p>
          </table:table-cell>
        </table:table-row>
        <table:table-row table:style-name="ro1">
          <table:table-cell office:value-type="string" calcext:value-type="string">
            <text:p>Bagging</text:p>
          </table:table-cell>
          <table:table-cell office:value-type="float" office:value="0.356485764799653" calcext:value-type="float">
            <text:p>0,36</text:p>
          </table:table-cell>
          <table:table-cell office:value-type="float" office:value="712.261334272533" calcext:value-type="float">
            <text:p>712,26</text:p>
          </table:table-cell>
          <table:table-cell office:value-type="float" office:value="1317.16969997597" calcext:value-type="float">
            <text:p>1.317,17</text:p>
          </table:table-cell>
          <table:table-cell office:value-type="float" office:value="89.3235661057465" calcext:value-type="float">
            <text:p>89,32</text:p>
          </table:table-cell>
          <table:table-cell office:value-type="float" office:value="105.575750272458" calcext:value-type="float">
            <text:p>105,58</text:p>
          </table:table-cell>
        </table:table-row>
        <table:table-row table:style-name="ro1">
          <table:table-cell office:value-type="string" calcext:value-type="string">
            <text:p>AdditiveRegression</text:p>
          </table:table-cell>
          <table:table-cell office:value-type="float" office:value="0.230016697160899" calcext:value-type="float">
            <text:p>0,23</text:p>
          </table:table-cell>
          <table:table-cell office:value-type="float" office:value="802.223023726852" calcext:value-type="float">
            <text:p>802,22</text:p>
          </table:table-cell>
          <table:table-cell office:value-type="float" office:value="1321.47021519089" calcext:value-type="float">
            <text:p>1.321,47</text:p>
          </table:table-cell>
          <table:table-cell office:value-type="float" office:value="100.186100162171" calcext:value-type="float">
            <text:p>100,19</text:p>
          </table:table-cell>
          <table:table-cell office:value-type="float" office:value="104.194466851924" calcext:value-type="float">
            <text:p>104,19</text:p>
          </table:table-cell>
        </table:table-row>
        <table:table-row table:style-name="ro1">
          <table:table-cell office:value-type="string" calcext:value-type="string">
            <text:p>IBk</text:p>
          </table:table-cell>
          <table:table-cell office:value-type="float" office:value="0.228489299661441" calcext:value-type="float">
            <text:p>0,23</text:p>
          </table:table-cell>
          <table:table-cell office:value-type="float" office:value="748.635883585692" calcext:value-type="float">
            <text:p>748,64</text:p>
          </table:table-cell>
          <table:table-cell office:value-type="float" office:value="1481.55604233899" calcext:value-type="float">
            <text:p>1.481,56</text:p>
          </table:table-cell>
          <table:table-cell office:value-type="float" office:value="92.5216900506411" calcext:value-type="float">
            <text:p>92,52</text:p>
          </table:table-cell>
          <table:table-cell office:value-type="float" office:value="116.956122033082" calcext:value-type="float">
            <text:p>116,96</text:p>
          </table:table-cell>
        </table:table-row>
        <table:table-row table:style-name="ro1">
          <table:table-cell office:value-type="string" calcext:value-type="string">
            <text:p>M5P</text:p>
          </table:table-cell>
          <table:table-cell office:value-type="float" office:value="0.00953455282638972" calcext:value-type="float">
            <text:p>0,01</text:p>
          </table:table-cell>
          <table:table-cell office:value-type="float" office:value="5224.71236151582" calcext:value-type="float">
            <text:p>5.224,71</text:p>
          </table:table-cell>
          <table:table-cell office:value-type="float" office:value="25146.3898590759" calcext:value-type="float">
            <text:p>25.146,39</text:p>
          </table:table-cell>
          <table:table-cell office:value-type="float" office:value="654.779442260252" calcext:value-type="float">
            <text:p>654,78</text:p>
          </table:table-cell>
          <table:table-cell office:value-type="float" office:value="2018.39354127008" calcext:value-type="float">
            <text:p>2.018,39</text:p>
          </table:table-cell>
        </table:table-row>
        <table:table-row table:style-name="ro1">
          <table:table-cell office:value-type="string" calcext:value-type="string">
            <text:p>SMOreg</text:p>
          </table:table-cell>
          <table:table-cell office:value-type="float" office:value="0.321514915676171" calcext:value-type="float">
            <text:p>0,32</text:p>
          </table:table-cell>
          <table:table-cell office:value-type="float" office:value="1795.95620227288" calcext:value-type="float">
            <text:p>1.795,96</text:p>
          </table:table-cell>
          <table:table-cell office:value-type="float" office:value="7563.02930978691" calcext:value-type="float">
            <text:p>7.563,03</text:p>
          </table:table-cell>
          <table:table-cell office:value-type="float" office:value="206.493385230506" calcext:value-type="float">
            <text:p>206,49</text:p>
          </table:table-cell>
          <table:table-cell office:value-type="float" office:value="491.462801743999" calcext:value-type="float">
            <text:p>491,46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0.457209574911614" calcext:value-type="float">
            <text:p>0,46</text:p>
          </table:table-cell>
          <table:table-cell office:value-type="float" office:value="631.310373601035" calcext:value-type="float">
            <text:p>631,31</text:p>
          </table:table-cell>
          <table:table-cell office:value-type="float" office:value="1139.52975036656" calcext:value-type="float">
            <text:p>1.139,53</text:p>
          </table:table-cell>
          <table:table-cell office:value-type="float" office:value="79.6753890885062" calcext:value-type="float">
            <text:p>79,68</text:p>
          </table:table-cell>
          <table:table-cell office:value-type="float" office:value="91.1487485860038" calcext:value-type="float">
            <text:p>91,15</text:p>
          </table:table-cell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float" office:value="0.254070494276157" calcext:value-type="float">
            <text:p>0,25</text:p>
          </table:table-cell>
          <table:table-cell office:value-type="float" office:value="2033.30071732203" calcext:value-type="float">
            <text:p>2.033,30</text:p>
          </table:table-cell>
          <table:table-cell office:value-type="float" office:value="8030.19872372099" calcext:value-type="float">
            <text:p>8.030,20</text:p>
          </table:table-cell>
          <table:table-cell office:value-type="float" office:value="237.362470459338" calcext:value-type="float">
            <text:p>237,36</text:p>
          </table:table-cell>
          <table:table-cell office:value-type="float" office:value="531.284573633076" calcext:value-type="float">
            <text:p>531,28</text:p>
          </table:table-cell>
        </table:table-row>
        <table:table-row table:style-name="ro1">
          <table:table-cell office:value-type="string" calcext:value-type="string">
            <text:p>MultilayerPerceptron</text:p>
          </table:table-cell>
          <table:table-cell office:value-type="float" office:value="0.149047985630401" calcext:value-type="float">
            <text:p>0,15</text:p>
          </table:table-cell>
          <table:table-cell office:value-type="float" office:value="1031.11322369894" calcext:value-type="float">
            <text:p>1.031,11</text:p>
          </table:table-cell>
          <table:table-cell office:value-type="float" office:value="2392.71152038035" calcext:value-type="float">
            <text:p>2.392,71</text:p>
          </table:table-cell>
          <table:table-cell office:value-type="float" office:value="125.174950960685" calcext:value-type="float">
            <text:p>125,17</text:p>
          </table:table-cell>
          <table:table-cell office:value-type="float" office:value="180.921290269175" calcext:value-type="float">
            <text:p>180,92</text:p>
          </table:table-cell>
        </table:table-row>
        <table:table-row table:style-name="ro1">
          <table:table-cell office:value-type="string" calcext:value-type="string">
            <text:p>RandomTree</text:p>
          </table:table-cell>
          <table:table-cell office:value-type="float" office:value="0.259449506934919" calcext:value-type="float">
            <text:p>0,26</text:p>
          </table:table-cell>
          <table:table-cell office:value-type="float" office:value="780.314279419287" calcext:value-type="float">
            <text:p>780,31</text:p>
          </table:table-cell>
          <table:table-cell office:value-type="float" office:value="1537.89057179707" calcext:value-type="float">
            <text:p>1.537,89</text:p>
          </table:table-cell>
          <table:table-cell office:value-type="float" office:value="97.7060515789036" calcext:value-type="float">
            <text:p>97,71</text:p>
          </table:table-cell>
          <table:table-cell office:value-type="float" office:value="123.017603547171" calcext:value-type="float">
            <text:p>123,02</text:p>
          </table:table-cell>
        </table:table-row>
        <table:table-row table:style-name="ro1">
          <table:table-cell office:value-type="string" calcext:value-type="string">
            <text:p>RandomizableFilteredClassifier</text:p>
          </table:table-cell>
          <table:table-cell office:value-type="float" office:value="0.206681066328997" calcext:value-type="float">
            <text:p>0,21</text:p>
          </table:table-cell>
          <table:table-cell office:value-type="float" office:value="858.92673165094" calcext:value-type="float">
            <text:p>858,93</text:p>
          </table:table-cell>
          <table:table-cell office:value-type="float" office:value="1622.30401069158" calcext:value-type="float">
            <text:p>1.622,30</text:p>
          </table:table-cell>
          <table:table-cell office:value-type="float" office:value="108.277742473462" calcext:value-type="float">
            <text:p>108,28</text:p>
          </table:table-cell>
          <table:table-cell office:value-type="float" office:value="130.739803201892" calcext:value-type="float">
            <text:p>130,74</text:p>
          </table:table-cell>
        </table:table-row>
      </table:table>
      <table:table table:name="Pure binary problem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Quantidade de instâncias</text:p>
          </table:table-cell>
          <table:table-cell table:style-name="Default" office:value-type="float" office:value="160" calcext:value-type="float">
            <text:p>160</text:p>
          </table:table-cell>
          <table:table-cell table:style-name="ce1" office:value-type="string" calcext:value-type="string">
            <text:p>Quantidade de experimentos</text:p>
          </table:table-cell>
          <table:table-cell table:style-name="Default" office:value-type="float" office:value="49" calcext:value-type="float">
            <text:p>49</text:p>
          </table:table-cell>
          <table:table-cell table:style-name="ce1" office:value-type="string" calcext:value-type="string">
            <text:p>Tamanho da base</text:p>
          </table:table-cell>
          <table:table-cell table:style-name="Default" table:formula="of:=[.B1]*[.D1]" office:value-type="float" office:value="7840" calcext:value-type="float">
            <text:p>7840</text:p>
          </table:table-cell>
        </table:table-row>
        <table:table-row table:style-name="ro1">
          <table:table-cell table:style-name="ce1" office:value-type="string" calcext:value-type="string">
            <text:p>Remoção de atributos</text:p>
          </table:table-cell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Estratégia</text:p>
          </table:table-cell>
          <table:table-cell table:style-name="ce2" office:value-type="string" calcext:value-type="string" table:number-columns-spanned="5" table:number-rows-spanned="1">
            <text:p>Base de Teste <text:span text:style-name="T1">(30%) e </text:span><text:span text:style-name="T2">Base de Treinamento</text:span><text:span text:style-name="T1"> (70%)</text:span>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Algoritmo/Métricas</text:p>
          </table:table-cell>
          <table:table-cell table:style-name="ce1" office:value-type="string" calcext:value-type="string">
            <text:p>Correlation Coefficient</text:p>
          </table:table-cell>
          <table:table-cell table:style-name="ce1" office:value-type="string" calcext:value-type="string">
            <text:p>Mean absolute error</text:p>
          </table:table-cell>
          <table:table-cell table:style-name="ce1" office:value-type="string" calcext:value-type="string">
            <text:p>Root mean squared error</text:p>
          </table:table-cell>
          <table:table-cell table:style-name="ce1" office:value-type="string" calcext:value-type="string">
            <text:p>Relative absolute error</text:p>
          </table:table-cell>
          <table:table-cell table:style-name="ce1" office:value-type="string" calcext:value-type="string">
            <text:p>Root relative squared error</text:p>
          </table:table-cell>
        </table:table-row>
        <table:table-row table:style-name="ro1">
          <table:table-cell office:value-type="string" calcext:value-type="string">
            <text:p>RandomSubSpace</text:p>
          </table:table-cell>
          <table:table-cell office:value-type="float" office:value="0.362870125080767" calcext:value-type="float">
            <text:p>0,36</text:p>
          </table:table-cell>
          <table:table-cell office:value-type="float" office:value="435.668770712348" calcext:value-type="float">
            <text:p>435,67</text:p>
          </table:table-cell>
          <table:table-cell office:value-type="float" office:value="633.516095474708" calcext:value-type="float">
            <text:p>633,52</text:p>
          </table:table-cell>
          <table:table-cell office:value-type="float" office:value="136.96234391865" calcext:value-type="float">
            <text:p>136,96</text:p>
          </table:table-cell>
          <table:table-cell office:value-type="float" office:value="121.717189127697" calcext:value-type="float">
            <text:p>121,72</text:p>
          </table:table-cell>
        </table:table-row>
        <table:table-row table:style-name="ro1">
          <table:table-cell office:value-type="string" calcext:value-type="string">
            <text:p>REPTree</text:p>
          </table:table-cell>
          <table:table-cell office:value-type="float" office:value="-0.0203600671821128" calcext:value-type="float">
            <text:p>-0,02</text:p>
          </table:table-cell>
          <table:table-cell office:value-type="float" office:value="361.161165139525" calcext:value-type="float">
            <text:p>361,16</text:p>
          </table:table-cell>
          <table:table-cell office:value-type="float" office:value="723.983837952015" calcext:value-type="float">
            <text:p>723,98</text:p>
          </table:table-cell>
          <table:table-cell office:value-type="float" office:value="113.539190860572" calcext:value-type="float">
            <text:p>113,54</text:p>
          </table:table-cell>
          <table:table-cell office:value-type="float" office:value="139.098719604543" calcext:value-type="float">
            <text:p>139,10</text:p>
          </table:table-cell>
        </table:table-row>
        <table:table-row table:style-name="ro1">
          <table:table-cell office:value-type="string" calcext:value-type="string">
            <text:p>RandomCommittee</text:p>
          </table:table-cell>
          <table:table-cell office:value-type="float" office:value="0.396416124781018" calcext:value-type="float">
            <text:p>0,40</text:p>
          </table:table-cell>
          <table:table-cell office:value-type="float" office:value="331.9463547132" calcext:value-type="float">
            <text:p>331,95</text:p>
          </table:table-cell>
          <table:table-cell office:value-type="float" office:value="557.930899544116" calcext:value-type="float">
            <text:p>557,93</text:p>
          </table:table-cell>
          <table:table-cell office:value-type="float" office:value="104.354853625231" calcext:value-type="float">
            <text:p>104,35</text:p>
          </table:table-cell>
          <table:table-cell office:value-type="float" office:value="107.19503625099" calcext:value-type="float">
            <text:p>107,20</text:p>
          </table:table-cell>
        </table:table-row>
        <table:table-row table:style-name="ro1">
          <table:table-cell office:value-type="string" calcext:value-type="string">
            <text:p>KStar</text:p>
          </table:table-cell>
          <table:table-cell office:value-type="float" office:value="0.100716096634377" calcext:value-type="float">
            <text:p>0,10</text:p>
          </table:table-cell>
          <table:table-cell office:value-type="float" office:value="295.932379462201" calcext:value-type="float">
            <text:p>295,93</text:p>
          </table:table-cell>
          <table:table-cell office:value-type="float" office:value="553.112727324741" calcext:value-type="float">
            <text:p>553,11</text:p>
          </table:table-cell>
          <table:table-cell office:value-type="float" office:value="93.0330449582019" calcext:value-type="float">
            <text:p>93,03</text:p>
          </table:table-cell>
          <table:table-cell office:value-type="float" office:value="106.269322786937" calcext:value-type="float">
            <text:p>106,27</text:p>
          </table:table-cell>
        </table:table-row>
        <table:table-row table:style-name="ro1">
          <table:table-cell office:value-type="string" calcext:value-type="string">
            <text:p>M5Rules</text:p>
          </table:table-cell>
          <table:table-cell office:value-type="float" office:value="0.156109711824438" calcext:value-type="float">
            <text:p>0,16</text:p>
          </table:table-cell>
          <table:table-cell office:value-type="float" office:value="746.13522826692" calcext:value-type="float">
            <text:p>746,14</text:p>
          </table:table-cell>
          <table:table-cell office:value-type="float" office:value="1294.78302419539" calcext:value-type="float">
            <text:p>1.294,78</text:p>
          </table:table-cell>
          <table:table-cell office:value-type="float" office:value="234.564505453587" calcext:value-type="float">
            <text:p>234,56</text:p>
          </table:table-cell>
          <table:table-cell office:value-type="float" office:value="248.76613453243" calcext:value-type="float">
            <text:p>248,77</text:p>
          </table:table-cell>
        </table:table-row>
        <table:table-row table:style-name="ro1">
          <table:table-cell office:value-type="string" calcext:value-type="string">
            <text:p>RegressionByDiscretization</text:p>
          </table:table-cell>
          <table:table-cell office:value-type="float" office:value="0.191158453308114" calcext:value-type="float">
            <text:p>0,19</text:p>
          </table:table-cell>
          <table:table-cell office:value-type="float" office:value="669.192031936427" calcext:value-type="float">
            <text:p>669,19</text:p>
          </table:table-cell>
          <table:table-cell office:value-type="float" office:value="1114.27404284093" calcext:value-type="float">
            <text:p>1.114,27</text:p>
          </table:table-cell>
          <table:table-cell office:value-type="float" office:value="210.375669286179" calcext:value-type="float">
            <text:p>210,38</text:p>
          </table:table-cell>
          <table:table-cell office:value-type="float" office:value="214.085017541544" calcext:value-type="float">
            <text:p>214,09</text:p>
          </table:table-cell>
        </table:table-row>
        <table:table-row table:style-name="ro1">
          <table:table-cell office:value-type="string" calcext:value-type="string">
            <text:p>LWL</text:p>
          </table:table-cell>
          <table:table-cell office:value-type="float" office:value="0.216679635163105" calcext:value-type="float">
            <text:p>0,22</text:p>
          </table:table-cell>
          <table:table-cell office:value-type="float" office:value="343.321230042984" calcext:value-type="float">
            <text:p>343,32</text:p>
          </table:table-cell>
          <table:table-cell office:value-type="float" office:value="597.33418307806" calcext:value-type="float">
            <text:p>597,33</text:p>
          </table:table-cell>
          <table:table-cell office:value-type="float" office:value="107.930803272488" calcext:value-type="float">
            <text:p>107,93</text:p>
          </table:table-cell>
          <table:table-cell office:value-type="float" office:value="114.765573050943" calcext:value-type="float">
            <text:p>114,77</text:p>
          </table:table-cell>
        </table:table-row>
        <table:table-row table:style-name="ro1">
          <table:table-cell office:value-type="string" calcext:value-type="string">
            <text:p>Bagging</text:p>
          </table:table-cell>
          <table:table-cell office:value-type="float" office:value="0.264203459643492" calcext:value-type="float">
            <text:p>0,26</text:p>
          </table:table-cell>
          <table:table-cell office:value-type="float" office:value="460.665752907488" calcext:value-type="float">
            <text:p>460,67</text:p>
          </table:table-cell>
          <table:table-cell office:value-type="float" office:value="772.064478956009" calcext:value-type="float">
            <text:p>772,06</text:p>
          </table:table-cell>
          <table:table-cell office:value-type="float" office:value="144.820711335578" calcext:value-type="float">
            <text:p>144,82</text:p>
          </table:table-cell>
          <table:table-cell office:value-type="float" office:value="148.336433557302" calcext:value-type="float">
            <text:p>148,34</text:p>
          </table:table-cell>
        </table:table-row>
        <table:table-row table:style-name="ro1">
          <table:table-cell office:value-type="string" calcext:value-type="string">
            <text:p>AdditiveRegression</text:p>
          </table:table-cell>
          <table:table-cell office:value-type="float" office:value="0.278923190766414" calcext:value-type="float">
            <text:p>0,28</text:p>
          </table:table-cell>
          <table:table-cell office:value-type="float" office:value="515.325170771612" calcext:value-type="float">
            <text:p>515,33</text:p>
          </table:table-cell>
          <table:table-cell office:value-type="float" office:value="803.313541645201" calcext:value-type="float">
            <text:p>803,31</text:p>
          </table:table-cell>
          <table:table-cell office:value-type="float" office:value="162.00413711948" calcext:value-type="float">
            <text:p>162,00</text:p>
          </table:table-cell>
          <table:table-cell office:value-type="float" office:value="154.340303230973" calcext:value-type="float">
            <text:p>154,34</text:p>
          </table:table-cell>
        </table:table-row>
        <table:table-row table:style-name="ro1">
          <table:table-cell office:value-type="string" calcext:value-type="string">
            <text:p>IBk</text:p>
          </table:table-cell>
          <table:table-cell office:value-type="float" office:value="0.475128579629351" calcext:value-type="float">
            <text:p>0,48</text:p>
          </table:table-cell>
          <table:table-cell office:value-type="float" office:value="295.522772108844" calcext:value-type="float">
            <text:p>295,52</text:p>
          </table:table-cell>
          <table:table-cell office:value-type="float" office:value="680.208440337752" calcext:value-type="float">
            <text:p>680,21</text:p>
          </table:table-cell>
          <table:table-cell office:value-type="float" office:value="92.9042756109971" calcext:value-type="float">
            <text:p>92,90</text:p>
          </table:table-cell>
          <table:table-cell office:value-type="float" office:value="130.688170308928" calcext:value-type="float">
            <text:p>130,69</text:p>
          </table:table-cell>
        </table:table-row>
        <table:table-row table:style-name="ro1">
          <table:table-cell office:value-type="string" calcext:value-type="string">
            <text:p>M5P</text:p>
          </table:table-cell>
          <table:table-cell office:value-type="float" office:value="-0.0488361827841781" calcext:value-type="float">
            <text:p>-0,05</text:p>
          </table:table-cell>
          <table:table-cell office:value-type="float" office:value="616.333943600181" calcext:value-type="float">
            <text:p>616,33</text:p>
          </table:table-cell>
          <table:table-cell office:value-type="float" office:value="1192.67456289153" calcext:value-type="float">
            <text:p>1.192,67</text:p>
          </table:table-cell>
          <table:table-cell office:value-type="float" office:value="193.758532230994" calcext:value-type="float">
            <text:p>193,76</text:p>
          </table:table-cell>
          <table:table-cell office:value-type="float" office:value="229.148077493569" calcext:value-type="float">
            <text:p>229,15</text:p>
          </table:table-cell>
        </table:table-row>
        <table:table-row table:style-name="ro1">
          <table:table-cell office:value-type="string" calcext:value-type="string">
            <text:p>SMOreg</text:p>
          </table:table-cell>
          <table:table-cell office:value-type="float" office:value="-0.0241127056685008" calcext:value-type="float">
            <text:p>-0,02</text:p>
          </table:table-cell>
          <table:table-cell office:value-type="float" office:value="293.307268298587" calcext:value-type="float">
            <text:p>293,31</text:p>
          </table:table-cell>
          <table:table-cell office:value-type="float" office:value="547.824950211778" calcext:value-type="float">
            <text:p>547,82</text:p>
          </table:table-cell>
          <table:table-cell office:value-type="float" office:value="92.2077818175189" calcext:value-type="float">
            <text:p>92,21</text:p>
          </table:table-cell>
          <table:table-cell office:value-type="float" office:value="105.253384326145" calcext:value-type="float">
            <text:p>105,25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0.332094465986138" calcext:value-type="float">
            <text:p>0,33</text:p>
          </table:table-cell>
          <table:table-cell office:value-type="float" office:value="392.820491957834" calcext:value-type="float">
            <text:p>392,82</text:p>
          </table:table-cell>
          <table:table-cell office:value-type="float" office:value="600.909550314849" calcext:value-type="float">
            <text:p>600,91</text:p>
          </table:table-cell>
          <table:table-cell office:value-type="float" office:value="123.492017180513" calcext:value-type="float">
            <text:p>123,49</text:p>
          </table:table-cell>
          <table:table-cell office:value-type="float" office:value="115.452506900405" calcext:value-type="float">
            <text:p>115,45</text:p>
          </table:table-cell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float" office:value="-0.00137736747092618" calcext:value-type="float">
            <text:p>0,00</text:p>
          </table:table-cell>
          <table:table-cell office:value-type="float" office:value="403.909628532537" calcext:value-type="float">
            <text:p>403,91</text:p>
          </table:table-cell>
          <table:table-cell office:value-type="float" office:value="754.251150126512" calcext:value-type="float">
            <text:p>754,25</text:p>
          </table:table-cell>
          <table:table-cell office:value-type="float" office:value="126.978138379473" calcext:value-type="float">
            <text:p>126,98</text:p>
          </table:table-cell>
          <table:table-cell office:value-type="float" office:value="144.913965952103" calcext:value-type="float">
            <text:p>144,91</text:p>
          </table:table-cell>
        </table:table-row>
        <table:table-row table:style-name="ro1">
          <table:table-cell office:value-type="string" calcext:value-type="string">
            <text:p>MultilayerPerceptron</text:p>
          </table:table-cell>
          <table:table-cell office:value-type="float" office:value="0.135515924061138" calcext:value-type="float">
            <text:p>0,14</text:p>
          </table:table-cell>
          <table:table-cell office:value-type="float" office:value="1234.54241603039" calcext:value-type="float">
            <text:p>1.234,54</text:p>
          </table:table-cell>
          <table:table-cell office:value-type="float" office:value="2369.61454666221" calcext:value-type="float">
            <text:p>2.369,61</text:p>
          </table:table-cell>
          <table:table-cell office:value-type="float" office:value="388.106365048954" calcext:value-type="float">
            <text:p>388,11</text:p>
          </table:table-cell>
          <table:table-cell office:value-type="float" office:value="455.273076715918" calcext:value-type="float">
            <text:p>455,27</text:p>
          </table:table-cell>
        </table:table-row>
        <table:table-row table:style-name="ro1">
          <table:table-cell office:value-type="string" calcext:value-type="string">
            <text:p>RandomTree</text:p>
          </table:table-cell>
          <table:table-cell office:value-type="float" office:value="-0.0911855232966208" calcext:value-type="float">
            <text:p>-0,09</text:p>
          </table:table-cell>
          <table:table-cell office:value-type="float" office:value="268.527490646259" calcext:value-type="float">
            <text:p>268,53</text:p>
          </table:table-cell>
          <table:table-cell office:value-type="float" office:value="568.947746648148" calcext:value-type="float">
            <text:p>568,95</text:p>
          </table:table-cell>
          <table:table-cell office:value-type="float" office:value="84.417697567283" calcext:value-type="float">
            <text:p>84,42</text:p>
          </table:table-cell>
          <table:table-cell office:value-type="float" office:value="109.311698593322" calcext:value-type="float">
            <text:p>109,31</text:p>
          </table:table-cell>
        </table:table-row>
        <table:table-row table:style-name="ro1">
          <table:table-cell office:value-type="string" calcext:value-type="string">
            <text:p>RandomizableFilteredClassifier</text:p>
          </table:table-cell>
          <table:table-cell office:value-type="float" office:value="-0.116382015899907" calcext:value-type="float">
            <text:p>-0,12</text:p>
          </table:table-cell>
          <table:table-cell office:value-type="float" office:value="368.76131802721" calcext:value-type="float">
            <text:p>368,76</text:p>
          </table:table-cell>
          <table:table-cell office:value-type="float" office:value="610.908861652138" calcext:value-type="float">
            <text:p>610,91</text:p>
          </table:table-cell>
          <table:table-cell office:value-type="float" office:value="115.928471028474" calcext:value-type="float">
            <text:p>115,93</text:p>
          </table:table-cell>
          <table:table-cell office:value-type="float" office:value="117.37367051074" calcext:value-type="float">
            <text:p>117,37</text:p>
          </table:table-cell>
        </table:table-row>
      </table:table>
      <table:table table:name="Mixed-integer linear problem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Quantidade de instâncias</text:p>
          </table:table-cell>
          <table:table-cell table:style-name="Default" office:value-type="float" office:value="67" calcext:value-type="float">
            <text:p>67</text:p>
          </table:table-cell>
          <table:table-cell table:style-name="ce1" office:value-type="string" calcext:value-type="string">
            <text:p>Quantidade de experimentos</text:p>
          </table:table-cell>
          <table:table-cell table:style-name="Default" office:value-type="float" office:value="49" calcext:value-type="float">
            <text:p>49</text:p>
          </table:table-cell>
          <table:table-cell table:style-name="ce1" office:value-type="string" calcext:value-type="string">
            <text:p>Tamanho da base</text:p>
          </table:table-cell>
          <table:table-cell table:style-name="Default" table:formula="of:=[.B1]*[.D1]" office:value-type="float" office:value="3283" calcext:value-type="float">
            <text:p>3283</text:p>
          </table:table-cell>
        </table:table-row>
        <table:table-row table:style-name="ro1">
          <table:table-cell table:style-name="ce1" office:value-type="string" calcext:value-type="string">
            <text:p>Remoção de atributos</text:p>
          </table:table-cell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Estratégia</text:p>
          </table:table-cell>
          <table:table-cell table:style-name="ce2" office:value-type="string" calcext:value-type="string" table:number-columns-spanned="5" table:number-rows-spanned="1">
            <text:p>Base de Teste <text:span text:style-name="T1">(30%) e </text:span><text:span text:style-name="T2">Base de Treinamento</text:span><text:span text:style-name="T1"> (70%)</text:span>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Algoritmo/Métricas</text:p>
          </table:table-cell>
          <table:table-cell table:style-name="ce1" office:value-type="string" calcext:value-type="string">
            <text:p>Correlation Coefficient</text:p>
          </table:table-cell>
          <table:table-cell table:style-name="ce1" office:value-type="string" calcext:value-type="string">
            <text:p>Mean absolute error</text:p>
          </table:table-cell>
          <table:table-cell table:style-name="ce1" office:value-type="string" calcext:value-type="string">
            <text:p>Root mean squared error</text:p>
          </table:table-cell>
          <table:table-cell table:style-name="ce1" office:value-type="string" calcext:value-type="string">
            <text:p>Relative absolute error</text:p>
          </table:table-cell>
          <table:table-cell table:style-name="ce1" office:value-type="string" calcext:value-type="string">
            <text:p>Root relative squared error</text:p>
          </table:table-cell>
        </table:table-row>
        <table:table-row table:style-name="ro1">
          <table:table-cell office:value-type="string" calcext:value-type="string">
            <text:p>RandomSubSpace</text:p>
          </table:table-cell>
          <table:table-cell office:value-type="float" office:value="0.375281516807545" calcext:value-type="float">
            <text:p>0,38</text:p>
          </table:table-cell>
          <table:table-cell office:value-type="float" office:value="464.316439025091" calcext:value-type="float">
            <text:p>464,32</text:p>
          </table:table-cell>
          <table:table-cell office:value-type="float" office:value="641.668813149878" calcext:value-type="float">
            <text:p>641,67</text:p>
          </table:table-cell>
          <table:table-cell office:value-type="float" office:value="155.719835183071" calcext:value-type="float">
            <text:p>155,72</text:p>
          </table:table-cell>
          <table:table-cell office:value-type="float" office:value="128.833216043618" calcext:value-type="float">
            <text:p>128,83</text:p>
          </table:table-cell>
        </table:table-row>
        <table:table-row table:style-name="ro1">
          <table:table-cell office:value-type="string" calcext:value-type="string">
            <text:p>REPTree</text:p>
          </table:table-cell>
          <table:table-cell office:value-type="float" office:value="-0.0761382154451538" calcext:value-type="float">
            <text:p>-0,08</text:p>
          </table:table-cell>
          <table:table-cell office:value-type="float" office:value="405.863653605871" calcext:value-type="float">
            <text:p>405,86</text:p>
          </table:table-cell>
          <table:table-cell office:value-type="float" office:value="721.600367668009" calcext:value-type="float">
            <text:p>721,60</text:p>
          </table:table-cell>
          <table:table-cell office:value-type="float" office:value="136.116268851058" calcext:value-type="float">
            <text:p>136,12</text:p>
          </table:table-cell>
          <table:table-cell office:value-type="float" office:value="144.881742979789" calcext:value-type="float">
            <text:p>144,88</text:p>
          </table:table-cell>
        </table:table-row>
        <table:table-row table:style-name="ro1">
          <table:table-cell office:value-type="string" calcext:value-type="string">
            <text:p>RandomCommittee</text:p>
          </table:table-cell>
          <table:table-cell office:value-type="float" office:value="0.318098054574045" calcext:value-type="float">
            <text:p>0,32</text:p>
          </table:table-cell>
          <table:table-cell office:value-type="float" office:value="379.517481653236" calcext:value-type="float">
            <text:p>379,52</text:p>
          </table:table-cell>
          <table:table-cell office:value-type="float" office:value="605.535271924204" calcext:value-type="float">
            <text:p>605,54</text:p>
          </table:table-cell>
          <table:table-cell office:value-type="float" office:value="127.280437919068" calcext:value-type="float">
            <text:p>127,28</text:p>
          </table:table-cell>
          <table:table-cell office:value-type="float" office:value="121.578382665795" calcext:value-type="float">
            <text:p>121,58</text:p>
          </table:table-cell>
        </table:table-row>
        <table:table-row table:style-name="ro1">
          <table:table-cell office:value-type="string" calcext:value-type="string">
            <text:p>KStar</text:p>
          </table:table-cell>
          <table:table-cell office:value-type="float" office:value="0.11769514179428" calcext:value-type="float">
            <text:p>0,12</text:p>
          </table:table-cell>
          <table:table-cell office:value-type="float" office:value="274.317979334021" calcext:value-type="float">
            <text:p>274,32</text:p>
          </table:table-cell>
          <table:table-cell office:value-type="float" office:value="530.177566142697" calcext:value-type="float">
            <text:p>530,18</text:p>
          </table:table-cell>
          <table:table-cell office:value-type="float" office:value="91.9992206593797" calcext:value-type="float">
            <text:p>92,00</text:p>
          </table:table-cell>
          <table:table-cell office:value-type="float" office:value="106.448185606907" calcext:value-type="float">
            <text:p>106,45</text:p>
          </table:table-cell>
        </table:table-row>
        <table:table-row table:style-name="ro1">
          <table:table-cell office:value-type="string" calcext:value-type="string">
            <text:p>M5Rules</text:p>
          </table:table-cell>
          <table:table-cell office:value-type="float" office:value="0.173256334221262" calcext:value-type="float">
            <text:p>0,17</text:p>
          </table:table-cell>
          <table:table-cell office:value-type="float" office:value="703.306295266289" calcext:value-type="float">
            <text:p>703,31</text:p>
          </table:table-cell>
          <table:table-cell office:value-type="float" office:value="1259.8427288767" calcext:value-type="float">
            <text:p>1.259,84</text:p>
          </table:table-cell>
          <table:table-cell office:value-type="float" office:value="235.870908667449" calcext:value-type="float">
            <text:p>235,87</text:p>
          </table:table-cell>
          <table:table-cell office:value-type="float" office:value="252.949164965015" calcext:value-type="float">
            <text:p>252,95</text:p>
          </table:table-cell>
        </table:table-row>
        <table:table-row table:style-name="ro1">
          <table:table-cell office:value-type="string" calcext:value-type="string">
            <text:p>RegressionByDiscretization</text:p>
          </table:table-cell>
          <table:table-cell office:value-type="float" office:value="-0.0984879424374029" calcext:value-type="float">
            <text:p>-0,10</text:p>
          </table:table-cell>
          <table:table-cell office:value-type="float" office:value="536.695872442505" calcext:value-type="float">
            <text:p>536,70</text:p>
          </table:table-cell>
          <table:table-cell office:value-type="float" office:value="997.890711731514" calcext:value-type="float">
            <text:p>997,89</text:p>
          </table:table-cell>
          <table:table-cell office:value-type="float" office:value="179.994042372609" calcext:value-type="float">
            <text:p>179,99</text:p>
          </table:table-cell>
          <table:table-cell office:value-type="float" office:value="200.354866899846" calcext:value-type="float">
            <text:p>200,35</text:p>
          </table:table-cell>
        </table:table-row>
        <table:table-row table:style-name="ro1">
          <table:table-cell office:value-type="string" calcext:value-type="string">
            <text:p>LWL</text:p>
          </table:table-cell>
          <table:table-cell office:value-type="float" office:value="0.225881054861541" calcext:value-type="float">
            <text:p>0,23</text:p>
          </table:table-cell>
          <table:table-cell office:value-type="float" office:value="321.686664436069" calcext:value-type="float">
            <text:p>321,69</text:p>
          </table:table-cell>
          <table:table-cell office:value-type="float" office:value="574.462983882538" calcext:value-type="float">
            <text:p>574,46</text:p>
          </table:table-cell>
          <table:table-cell office:value-type="float" office:value="107.885463783611" calcext:value-type="float">
            <text:p>107,89</text:p>
          </table:table-cell>
          <table:table-cell office:value-type="float" office:value="115.339739433953" calcext:value-type="float">
            <text:p>115,34</text:p>
          </table:table-cell>
        </table:table-row>
        <table:table-row table:style-name="ro1">
          <table:table-cell office:value-type="string" calcext:value-type="string">
            <text:p>Bagging</text:p>
          </table:table-cell>
          <table:table-cell office:value-type="float" office:value="0.247142947490571" calcext:value-type="float">
            <text:p>0,25</text:p>
          </table:table-cell>
          <table:table-cell office:value-type="float" office:value="480.986240258724" calcext:value-type="float">
            <text:p>480,99</text:p>
          </table:table-cell>
          <table:table-cell office:value-type="float" office:value="767.115179229756" calcext:value-type="float">
            <text:p>767,12</text:p>
          </table:table-cell>
          <table:table-cell office:value-type="float" office:value="161.310459340351" calcext:value-type="float">
            <text:p>161,31</text:p>
          </table:table-cell>
          <table:table-cell office:value-type="float" office:value="154.020132490001" calcext:value-type="float">
            <text:p>154,02</text:p>
          </table:table-cell>
        </table:table-row>
        <table:table-row table:style-name="ro1">
          <table:table-cell office:value-type="string" calcext:value-type="string">
            <text:p>AdditiveRegression</text:p>
          </table:table-cell>
          <table:table-cell office:value-type="float" office:value="0.283155954628106" calcext:value-type="float">
            <text:p>0,28</text:p>
          </table:table-cell>
          <table:table-cell office:value-type="float" office:value="511.561796955012" calcext:value-type="float">
            <text:p>511,56</text:p>
          </table:table-cell>
          <table:table-cell office:value-type="float" office:value="758.421027466838" calcext:value-type="float">
            <text:p>758,42</text:p>
          </table:table-cell>
          <table:table-cell office:value-type="float" office:value="171.564717534124" calcext:value-type="float">
            <text:p>171,56</text:p>
          </table:table-cell>
          <table:table-cell office:value-type="float" office:value="152.274534902222" calcext:value-type="float">
            <text:p>152,27</text:p>
          </table:table-cell>
        </table:table-row>
        <table:table-row table:style-name="ro1">
          <table:table-cell office:value-type="string" calcext:value-type="string">
            <text:p>IBk</text:p>
          </table:table-cell>
          <table:table-cell office:value-type="float" office:value="0.479270525602617" calcext:value-type="float">
            <text:p>0,48</text:p>
          </table:table-cell>
          <table:table-cell office:value-type="float" office:value="275.127864992151" calcext:value-type="float">
            <text:p>275,13</text:p>
          </table:table-cell>
          <table:table-cell office:value-type="float" office:value="653.816096453094" calcext:value-type="float">
            <text:p>653,82</text:p>
          </table:table-cell>
          <table:table-cell office:value-type="float" office:value="92.2708355551733" calcext:value-type="float">
            <text:p>92,27</text:p>
          </table:table-cell>
          <table:table-cell office:value-type="float" office:value="131.27212774086" calcext:value-type="float">
            <text:p>131,27</text:p>
          </table:table-cell>
        </table:table-row>
        <table:table-row table:style-name="ro1">
          <table:table-cell office:value-type="string" calcext:value-type="string">
            <text:p>M5P</text:p>
          </table:table-cell>
          <table:table-cell office:value-type="float" office:value="-0.0352176010539238" calcext:value-type="float">
            <text:p>-0,04</text:p>
          </table:table-cell>
          <table:table-cell office:value-type="float" office:value="572.777830517826" calcext:value-type="float">
            <text:p>572,78</text:p>
          </table:table-cell>
          <table:table-cell office:value-type="float" office:value="1146.15914398243" calcext:value-type="float">
            <text:p>1.146,16</text:p>
          </table:table-cell>
          <table:table-cell office:value-type="float" office:value="192.095006483139" calcext:value-type="float">
            <text:p>192,10</text:p>
          </table:table-cell>
          <table:table-cell office:value-type="float" office:value="230.12396050884" calcext:value-type="float">
            <text:p>230,12</text:p>
          </table:table-cell>
        </table:table-row>
        <table:table-row table:style-name="ro1">
          <table:table-cell office:value-type="string" calcext:value-type="string">
            <text:p>SMOreg</text:p>
          </table:table-cell>
          <table:table-cell office:value-type="float" office:value="-0.0360339673060761" calcext:value-type="float">
            <text:p>-0,04</text:p>
          </table:table-cell>
          <table:table-cell office:value-type="float" office:value="293.52216827787" calcext:value-type="float">
            <text:p>293,52</text:p>
          </table:table-cell>
          <table:table-cell office:value-type="float" office:value="532.626174772925" calcext:value-type="float">
            <text:p>532,63</text:p>
          </table:table-cell>
          <table:table-cell office:value-type="float" office:value="98.4398135090312" calcext:value-type="float">
            <text:p>98,44</text:p>
          </table:table-cell>
          <table:table-cell office:value-type="float" office:value="106.939813247521" calcext:value-type="float">
            <text:p>106,94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0.337252807325367" calcext:value-type="float">
            <text:p>0,34</text:p>
          </table:table-cell>
          <table:table-cell office:value-type="float" office:value="399.523400220442" calcext:value-type="float">
            <text:p>399,52</text:p>
          </table:table-cell>
          <table:table-cell office:value-type="float" office:value="634.344160938328" calcext:value-type="float">
            <text:p>634,34</text:p>
          </table:table-cell>
          <table:table-cell office:value-type="float" office:value="133.989910339456" calcext:value-type="float">
            <text:p>133,99</text:p>
          </table:table-cell>
          <table:table-cell office:value-type="float" office:value="127.362584338483" calcext:value-type="float">
            <text:p>127,36</text:p>
          </table:table-cell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float" office:value="0.01030170689551" calcext:value-type="float">
            <text:p>0,01</text:p>
          </table:table-cell>
          <table:table-cell office:value-type="float" office:value="380.532102455086" calcext:value-type="float">
            <text:p>380,53</text:p>
          </table:table-cell>
          <table:table-cell office:value-type="float" office:value="725.188725321442" calcext:value-type="float">
            <text:p>725,19</text:p>
          </table:table-cell>
          <table:table-cell office:value-type="float" office:value="127.62071573557" calcext:value-type="float">
            <text:p>127,62</text:p>
          </table:table-cell>
          <table:table-cell office:value-type="float" office:value="145.602207567334" calcext:value-type="float">
            <text:p>145,60</text:p>
          </table:table-cell>
        </table:table-row>
        <table:table-row table:style-name="ro1">
          <table:table-cell office:value-type="string" calcext:value-type="string">
            <text:p>MultilayerPerceptron</text:p>
          </table:table-cell>
          <table:table-cell office:value-type="float" office:value="0.0699561422125691" calcext:value-type="float">
            <text:p>0,07</text:p>
          </table:table-cell>
          <table:table-cell office:value-type="float" office:value="1181.04466481922" calcext:value-type="float">
            <text:p>1.181,04</text:p>
          </table:table-cell>
          <table:table-cell office:value-type="float" office:value="2637.51949463643" calcext:value-type="float">
            <text:p>2.637,52</text:p>
          </table:table-cell>
          <table:table-cell office:value-type="float" office:value="396.092115402262" calcext:value-type="float">
            <text:p>396,09</text:p>
          </table:table-cell>
          <table:table-cell office:value-type="float" office:value="529.556855356131" calcext:value-type="float">
            <text:p>529,56</text:p>
          </table:table-cell>
        </table:table-row>
        <table:table-row table:style-name="ro1">
          <table:table-cell office:value-type="string" calcext:value-type="string">
            <text:p>RandomTree</text:p>
          </table:table-cell>
          <table:table-cell office:value-type="float" office:value="0.0952708448051876" calcext:value-type="float">
            <text:p>0,10</text:p>
          </table:table-cell>
          <table:table-cell office:value-type="float" office:value="319.461758146615" calcext:value-type="float">
            <text:p>319,46</text:p>
          </table:table-cell>
          <table:table-cell office:value-type="float" office:value="644.82993259536" calcext:value-type="float">
            <text:p>644,83</text:p>
          </table:table-cell>
          <table:table-cell office:value-type="float" office:value="107.139287229063" calcext:value-type="float">
            <text:p>107,14</text:p>
          </table:table-cell>
          <table:table-cell office:value-type="float" office:value="129.467900441728" calcext:value-type="float">
            <text:p>129,47</text:p>
          </table:table-cell>
        </table:table-row>
        <table:table-row table:style-name="ro1">
          <table:table-cell office:value-type="string" calcext:value-type="string">
            <text:p>RandomizableFilteredClassifier</text:p>
          </table:table-cell>
          <table:table-cell office:value-type="float" office:value="0.465853177301195" calcext:value-type="float">
            <text:p>0,47</text:p>
          </table:table-cell>
          <table:table-cell office:value-type="float" office:value="401.548924646782" calcext:value-type="float">
            <text:p>401,55</text:p>
          </table:table-cell>
          <table:table-cell office:value-type="float" office:value="755.416100183497" calcext:value-type="float">
            <text:p>755,42</text:p>
          </table:table-cell>
          <table:table-cell office:value-type="float" office:value="134.669219326428" calcext:value-type="float">
            <text:p>134,67</text:p>
          </table:table-cell>
          <table:table-cell office:value-type="float" office:value="151.671210511264" calcext:value-type="float">
            <text:p>151,67</text:p>
          </table:table-cell>
        </table:table-row>
      </table:table>
      <table:table table:name="Matrix minaij &gt;= 0 and maxaij &lt;= 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Quantidade de instâncias</text:p>
          </table:table-cell>
          <table:table-cell table:style-name="Default" office:value-type="float" office:value="42" calcext:value-type="float">
            <text:p>42</text:p>
          </table:table-cell>
          <table:table-cell table:style-name="ce1" office:value-type="string" calcext:value-type="string">
            <text:p>Quantidade de experimentos</text:p>
          </table:table-cell>
          <table:table-cell table:style-name="Default" office:value-type="float" office:value="49" calcext:value-type="float">
            <text:p>49</text:p>
          </table:table-cell>
          <table:table-cell table:style-name="ce1" office:value-type="string" calcext:value-type="string">
            <text:p>Tamanho da base</text:p>
          </table:table-cell>
          <table:table-cell table:style-name="Default" table:formula="of:=[.B1]*[.D1]" office:value-type="float" office:value="2058" calcext:value-type="float">
            <text:p>2058</text:p>
          </table:table-cell>
        </table:table-row>
        <table:table-row table:style-name="ro1">
          <table:table-cell table:style-name="ce1" office:value-type="string" calcext:value-type="string">
            <text:p>Remoção de atributos</text:p>
          </table:table-cell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Estratégia</text:p>
          </table:table-cell>
          <table:table-cell table:style-name="ce2" office:value-type="string" calcext:value-type="string" table:number-columns-spanned="5" table:number-rows-spanned="1">
            <text:p>Base de Teste <text:span text:style-name="T1">(30%) e </text:span><text:span text:style-name="T2">Base de Treinamento</text:span><text:span text:style-name="T1"> (70%)</text:span>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Algoritmo/Métricas</text:p>
          </table:table-cell>
          <table:table-cell table:style-name="ce1" office:value-type="string" calcext:value-type="string">
            <text:p>Correlation Coefficient</text:p>
          </table:table-cell>
          <table:table-cell table:style-name="ce1" office:value-type="string" calcext:value-type="string">
            <text:p>Mean absolute error</text:p>
          </table:table-cell>
          <table:table-cell table:style-name="ce1" office:value-type="string" calcext:value-type="string">
            <text:p>Root mean squared error</text:p>
          </table:table-cell>
          <table:table-cell table:style-name="ce1" office:value-type="string" calcext:value-type="string">
            <text:p>Relative absolute error</text:p>
          </table:table-cell>
          <table:table-cell table:style-name="ce1" office:value-type="string" calcext:value-type="string">
            <text:p>Root relative squared error</text:p>
          </table:table-cell>
        </table:table-row>
        <table:table-row table:style-name="ro1">
          <table:table-cell office:value-type="string" calcext:value-type="string">
            <text:p>RandomSubSpace</text:p>
          </table:table-cell>
          <table:table-cell office:value-type="float" office:value="0.309861446110097" calcext:value-type="float">
            <text:p>0,31</text:p>
          </table:table-cell>
          <table:table-cell office:value-type="float" office:value="823.44938566849" calcext:value-type="float">
            <text:p>823,45</text:p>
          </table:table-cell>
          <table:table-cell office:value-type="float" office:value="1461.025975535" calcext:value-type="float">
            <text:p>1.461,03</text:p>
          </table:table-cell>
          <table:table-cell office:value-type="float" office:value="88.6110686690381" calcext:value-type="float">
            <text:p>88,61</text:p>
          </table:table-cell>
          <table:table-cell office:value-type="float" office:value="97.905527823654" calcext:value-type="float">
            <text:p>97,91</text:p>
          </table:table-cell>
        </table:table-row>
        <table:table-row table:style-name="ro1">
          <table:table-cell office:value-type="string" calcext:value-type="string">
            <text:p>REPTree</text:p>
          </table:table-cell>
          <table:table-cell office:value-type="float" office:value="0.402185883963735" calcext:value-type="float">
            <text:p>0,40</text:p>
          </table:table-cell>
          <table:table-cell office:value-type="float" office:value="806.892277634015" calcext:value-type="float">
            <text:p>806,89</text:p>
          </table:table-cell>
          <table:table-cell office:value-type="float" office:value="1612.32316521779" calcext:value-type="float">
            <text:p>1.612,32</text:p>
          </table:table-cell>
          <table:table-cell office:value-type="float" office:value="86.8293647021179" calcext:value-type="float">
            <text:p>86,83</text:p>
          </table:table-cell>
          <table:table-cell office:value-type="float" office:value="108.044177965521" calcext:value-type="float">
            <text:p>108,04</text:p>
          </table:table-cell>
        </table:table-row>
        <table:table-row table:style-name="ro1">
          <table:table-cell office:value-type="string" calcext:value-type="string">
            <text:p>RandomCommittee</text:p>
          </table:table-cell>
          <table:table-cell office:value-type="float" office:value="0.366459259947946" calcext:value-type="float">
            <text:p>0,37</text:p>
          </table:table-cell>
          <table:table-cell office:value-type="float" office:value="845.6123620124" calcext:value-type="float">
            <text:p>845,61</text:p>
          </table:table-cell>
          <table:table-cell office:value-type="float" office:value="1551.64477795286" calcext:value-type="float">
            <text:p>1.551,64</text:p>
          </table:table-cell>
          <table:table-cell office:value-type="float" office:value="90.9960179481321" calcext:value-type="float">
            <text:p>91,00</text:p>
          </table:table-cell>
          <table:table-cell office:value-type="float" office:value="103.978028812707" calcext:value-type="float">
            <text:p>103,98</text:p>
          </table:table-cell>
        </table:table-row>
        <table:table-row table:style-name="ro1">
          <table:table-cell office:value-type="string" calcext:value-type="string">
            <text:p>KStar</text:p>
          </table:table-cell>
          <table:table-cell office:value-type="float" office:value="0.274268907531578" calcext:value-type="float">
            <text:p>0,27</text:p>
          </table:table-cell>
          <table:table-cell office:value-type="float" office:value="827.570566816607" calcext:value-type="float">
            <text:p>827,57</text:p>
          </table:table-cell>
          <table:table-cell office:value-type="float" office:value="1713.06679709435" calcext:value-type="float">
            <text:p>1.713,07</text:p>
          </table:table-cell>
          <table:table-cell office:value-type="float" office:value="89.0545473722457" calcext:value-type="float">
            <text:p>89,05</text:p>
          </table:table-cell>
          <table:table-cell office:value-type="float" office:value="114.795158864499" calcext:value-type="float">
            <text:p>114,80</text:p>
          </table:table-cell>
        </table:table-row>
        <table:table-row table:style-name="ro1">
          <table:table-cell office:value-type="string" calcext:value-type="string">
            <text:p>M5Rules</text:p>
          </table:table-cell>
          <table:table-cell office:value-type="float" office:value="0.478971407126209" calcext:value-type="float">
            <text:p>0,48</text:p>
          </table:table-cell>
          <table:table-cell office:value-type="float" office:value="773.302702711013" calcext:value-type="float">
            <text:p>773,30</text:p>
          </table:table-cell>
          <table:table-cell office:value-type="float" office:value="1498.43649849298" calcext:value-type="float">
            <text:p>1.498,44</text:p>
          </table:table-cell>
          <table:table-cell office:value-type="float" office:value="83.2148035865618" calcext:value-type="float">
            <text:p>83,21</text:p>
          </table:table-cell>
          <table:table-cell office:value-type="float" office:value="100.412462715772" calcext:value-type="float">
            <text:p>100,41</text:p>
          </table:table-cell>
        </table:table-row>
        <table:table-row table:style-name="ro1">
          <table:table-cell office:value-type="string" calcext:value-type="string">
            <text:p>RegressionByDiscretization</text:p>
          </table:table-cell>
          <table:table-cell office:value-type="float" office:value="0.368959717055074" calcext:value-type="float">
            <text:p>0,37</text:p>
          </table:table-cell>
          <table:table-cell office:value-type="float" office:value="862.96093574754" calcext:value-type="float">
            <text:p>862,96</text:p>
          </table:table-cell>
          <table:table-cell office:value-type="float" office:value="1676.28083602118" calcext:value-type="float">
            <text:p>1.676,28</text:p>
          </table:table-cell>
          <table:table-cell office:value-type="float" office:value="92.8628912317965" calcext:value-type="float">
            <text:p>92,86</text:p>
          </table:table-cell>
          <table:table-cell office:value-type="float" office:value="112.330076794996" calcext:value-type="float">
            <text:p>112,33</text:p>
          </table:table-cell>
        </table:table-row>
        <table:table-row table:style-name="ro1">
          <table:table-cell office:value-type="string" calcext:value-type="string">
            <text:p>LWL</text:p>
          </table:table-cell>
          <table:table-cell office:value-type="float" office:value="0.200015061373954" calcext:value-type="float">
            <text:p>0,20</text:p>
          </table:table-cell>
          <table:table-cell office:value-type="float" office:value="875.439966048213" calcext:value-type="float">
            <text:p>875,44</text:p>
          </table:table-cell>
          <table:table-cell office:value-type="float" office:value="1466.17206477147" calcext:value-type="float">
            <text:p>1.466,17</text:p>
          </table:table-cell>
          <table:table-cell office:value-type="float" office:value="94.2057548371877" calcext:value-type="float">
            <text:p>94,21</text:p>
          </table:table-cell>
          <table:table-cell office:value-type="float" office:value="98.2503749320294" calcext:value-type="float">
            <text:p>98,25</text:p>
          </table:table-cell>
        </table:table-row>
        <table:table-row table:style-name="ro1">
          <table:table-cell office:value-type="string" calcext:value-type="string">
            <text:p>Bagging</text:p>
          </table:table-cell>
          <table:table-cell office:value-type="float" office:value="0.376024309748101" calcext:value-type="float">
            <text:p>0,38</text:p>
          </table:table-cell>
          <table:table-cell office:value-type="float" office:value="823.96480611129" calcext:value-type="float">
            <text:p>823,96</text:p>
          </table:table-cell>
          <table:table-cell office:value-type="float" office:value="1617.91876976872" calcext:value-type="float">
            <text:p>1.617,92</text:p>
          </table:table-cell>
          <table:table-cell office:value-type="float" office:value="88.6665328627642" calcext:value-type="float">
            <text:p>88,67</text:p>
          </table:table-cell>
          <table:table-cell office:value-type="float" office:value="108.41914776498" calcext:value-type="float">
            <text:p>108,42</text:p>
          </table:table-cell>
        </table:table-row>
        <table:table-row table:style-name="ro1">
          <table:table-cell office:value-type="string" calcext:value-type="string">
            <text:p>AdditiveRegression</text:p>
          </table:table-cell>
          <table:table-cell office:value-type="float" office:value="0.297843610552544" calcext:value-type="float">
            <text:p>0,30</text:p>
          </table:table-cell>
          <table:table-cell office:value-type="float" office:value="882.09079964496" calcext:value-type="float">
            <text:p>882,09</text:p>
          </table:table-cell>
          <table:table-cell office:value-type="float" office:value="1503.09635931147" calcext:value-type="float">
            <text:p>1.503,10</text:p>
          </table:table-cell>
          <table:table-cell office:value-type="float" office:value="94.9214484581979" calcext:value-type="float">
            <text:p>94,92</text:p>
          </table:table-cell>
          <table:table-cell office:value-type="float" office:value="100.724726933287" calcext:value-type="float">
            <text:p>100,72</text:p>
          </table:table-cell>
        </table:table-row>
        <table:table-row table:style-name="ro1">
          <table:table-cell office:value-type="string" calcext:value-type="string">
            <text:p>IBk</text:p>
          </table:table-cell>
          <table:table-cell office:value-type="float" office:value="0.215043266252932" calcext:value-type="float">
            <text:p>0,22</text:p>
          </table:table-cell>
          <table:table-cell office:value-type="float" office:value="876.768617687075" calcext:value-type="float">
            <text:p>876,77</text:p>
          </table:table-cell>
          <table:table-cell office:value-type="float" office:value="1849.90946285755" calcext:value-type="float">
            <text:p>1.849,91</text:p>
          </table:table-cell>
          <table:table-cell office:value-type="float" office:value="94.3487305241668" calcext:value-type="float">
            <text:p>94,35</text:p>
          </table:table-cell>
          <table:table-cell office:value-type="float" office:value="123.965189818559" calcext:value-type="float">
            <text:p>123,97</text:p>
          </table:table-cell>
        </table:table-row>
        <table:table-row table:style-name="ro1">
          <table:table-cell office:value-type="string" calcext:value-type="string">
            <text:p>M5P</text:p>
          </table:table-cell>
          <table:table-cell office:value-type="float" office:value="0.230848887548123" calcext:value-type="float">
            <text:p>0,23</text:p>
          </table:table-cell>
          <table:table-cell office:value-type="float" office:value="1070.36489575912" calcext:value-type="float">
            <text:p>1.070,36</text:p>
          </table:table-cell>
          <table:table-cell office:value-type="float" office:value="2766.60648748461" calcext:value-type="float">
            <text:p>2.766,61</text:p>
          </table:table-cell>
          <table:table-cell office:value-type="float" office:value="115.18155083939" calcext:value-type="float">
            <text:p>115,18</text:p>
          </table:table-cell>
          <table:table-cell office:value-type="float" office:value="185.394423489521" calcext:value-type="float">
            <text:p>185,39</text:p>
          </table:table-cell>
        </table:table-row>
        <table:table-row table:style-name="ro1">
          <table:table-cell office:value-type="string" calcext:value-type="string">
            <text:p>SMOreg</text:p>
          </table:table-cell>
          <table:table-cell office:value-type="float" office:value="0.241489258422117" calcext:value-type="float">
            <text:p>0,24</text:p>
          </table:table-cell>
          <table:table-cell office:value-type="float" office:value="708.702335056294" calcext:value-type="float">
            <text:p>708,70</text:p>
          </table:table-cell>
          <table:table-cell office:value-type="float" office:value="1500.97183852272" calcext:value-type="float">
            <text:p>1.500,97</text:p>
          </table:table-cell>
          <table:table-cell office:value-type="float" office:value="76.2631831057834" calcext:value-type="float">
            <text:p>76,26</text:p>
          </table:table-cell>
          <table:table-cell office:value-type="float" office:value="100.582359629298" calcext:value-type="float">
            <text:p>100,58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0.403751808402126" calcext:value-type="float">
            <text:p>0,40</text:p>
          </table:table-cell>
          <table:table-cell office:value-type="float" office:value="758.932601474382" calcext:value-type="float">
            <text:p>758,93</text:p>
          </table:table-cell>
          <table:table-cell office:value-type="float" office:value="1422.55920990364" calcext:value-type="float">
            <text:p>1.422,56</text:p>
          </table:table-cell>
          <table:table-cell office:value-type="float" office:value="81.668442572003" calcext:value-type="float">
            <text:p>81,67</text:p>
          </table:table-cell>
          <table:table-cell office:value-type="float" office:value="95.3278125359928" calcext:value-type="float">
            <text:p>95,33</text:p>
          </table:table-cell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float" office:value="0.226084051182395" calcext:value-type="float">
            <text:p>0,23</text:p>
          </table:table-cell>
          <table:table-cell office:value-type="float" office:value="923.549018513444" calcext:value-type="float">
            <text:p>923,55</text:p>
          </table:table-cell>
          <table:table-cell office:value-type="float" office:value="1476.65520971019" calcext:value-type="float">
            <text:p>1.476,66</text:p>
          </table:table-cell>
          <table:table-cell office:value-type="float" office:value="99.3827512935494" calcext:value-type="float">
            <text:p>99,38</text:p>
          </table:table-cell>
          <table:table-cell office:value-type="float" office:value="98.9528660962275" calcext:value-type="float">
            <text:p>98,95</text:p>
          </table:table-cell>
        </table:table-row>
        <table:table-row table:style-name="ro1">
          <table:table-cell office:value-type="string" calcext:value-type="string">
            <text:p>MultilayerPerceptron</text:p>
          </table:table-cell>
          <table:table-cell office:value-type="float" office:value="0.141976613381045" calcext:value-type="float">
            <text:p>0,14</text:p>
          </table:table-cell>
          <table:table-cell office:value-type="float" office:value="1010.37842710717" calcext:value-type="float">
            <text:p>1.010,38</text:p>
          </table:table-cell>
          <table:table-cell office:value-type="float" office:value="2197.51674732921" calcext:value-type="float">
            <text:p>2.197,52</text:p>
          </table:table-cell>
          <table:table-cell office:value-type="float" office:value="108.726430238849" calcext:value-type="float">
            <text:p>108,73</text:p>
          </table:table-cell>
          <table:table-cell office:value-type="float" office:value="147.258871951132" calcext:value-type="float">
            <text:p>147,26</text:p>
          </table:table-cell>
        </table:table-row>
        <table:table-row table:style-name="ro1">
          <table:table-cell office:value-type="string" calcext:value-type="string">
            <text:p>RandomTree</text:p>
          </table:table-cell>
          <table:table-cell office:value-type="float" office:value="0.3556479271273" calcext:value-type="float">
            <text:p>0,36</text:p>
          </table:table-cell>
          <table:table-cell office:value-type="float" office:value="836.789366036899" calcext:value-type="float">
            <text:p>836,79</text:p>
          </table:table-cell>
          <table:table-cell office:value-type="float" office:value="1704.05866259532" calcext:value-type="float">
            <text:p>1.704,06</text:p>
          </table:table-cell>
          <table:table-cell office:value-type="float" office:value="90.0465787769351" calcext:value-type="float">
            <text:p>90,05</text:p>
          </table:table-cell>
          <table:table-cell office:value-type="float" office:value="114.191510347906" calcext:value-type="float">
            <text:p>114,19</text:p>
          </table:table-cell>
        </table:table-row>
        <table:table-row table:style-name="ro1">
          <table:table-cell office:value-type="string" calcext:value-type="string">
            <text:p>RandomizableFilteredClassifier</text:p>
          </table:table-cell>
          <table:table-cell office:value-type="float" office:value="0.266169116519604" calcext:value-type="float">
            <text:p>0,27</text:p>
          </table:table-cell>
          <table:table-cell office:value-type="float" office:value="857.974118367353" calcext:value-type="float">
            <text:p>857,97</text:p>
          </table:table-cell>
          <table:table-cell office:value-type="float" office:value="1727.82056958885" calcext:value-type="float">
            <text:p>1.727,82</text:p>
          </table:table-cell>
          <table:table-cell office:value-type="float" office:value="92.3262617497586" calcext:value-type="float">
            <text:p>92,33</text:p>
          </table:table-cell>
          <table:table-cell office:value-type="float" office:value="115.783831145246" calcext:value-type="float">
            <text:p>115,78</text:p>
          </table:table-cell>
        </table:table-row>
      </table:table>
      <table:table table:name="Matrix minaij &gt;= -1000 and maxaij &lt;= 1000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Quantidade de instâncias</text:p>
          </table:table-cell>
          <table:table-cell table:style-name="Default" office:value-type="float" office:value="251" calcext:value-type="float">
            <text:p>251</text:p>
          </table:table-cell>
          <table:table-cell table:style-name="ce1" office:value-type="string" calcext:value-type="string">
            <text:p>Quantidade de experimentos</text:p>
          </table:table-cell>
          <table:table-cell table:style-name="Default" office:value-type="float" office:value="49" calcext:value-type="float">
            <text:p>49</text:p>
          </table:table-cell>
          <table:table-cell table:style-name="ce1" office:value-type="string" calcext:value-type="string">
            <text:p>Tamanho da base</text:p>
          </table:table-cell>
          <table:table-cell table:style-name="Default" table:formula="of:=[.B1]*[.D1]" office:value-type="float" office:value="12299" calcext:value-type="float">
            <text:p>12299</text:p>
          </table:table-cell>
        </table:table-row>
        <table:table-row table:style-name="ro1">
          <table:table-cell table:style-name="ce1" office:value-type="string" calcext:value-type="string">
            <text:p>Remoção de atributos</text:p>
          </table:table-cell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Estratégia</text:p>
          </table:table-cell>
          <table:table-cell table:style-name="ce2" office:value-type="string" calcext:value-type="string" table:number-columns-spanned="5" table:number-rows-spanned="1">
            <text:p>Base de Teste <text:span text:style-name="T1">(30%) e </text:span><text:span text:style-name="T2">Base de Treinamento</text:span><text:span text:style-name="T1"> (70%)</text:span>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Algoritmo/Métricas</text:p>
          </table:table-cell>
          <table:table-cell table:style-name="ce1" office:value-type="string" calcext:value-type="string">
            <text:p>Correlation Coefficient</text:p>
          </table:table-cell>
          <table:table-cell table:style-name="ce1" office:value-type="string" calcext:value-type="string">
            <text:p>Mean absolute error</text:p>
          </table:table-cell>
          <table:table-cell table:style-name="ce1" office:value-type="string" calcext:value-type="string">
            <text:p>Root mean squared error</text:p>
          </table:table-cell>
          <table:table-cell table:style-name="ce1" office:value-type="string" calcext:value-type="string">
            <text:p>Relative absolute error</text:p>
          </table:table-cell>
          <table:table-cell table:style-name="ce1" office:value-type="string" calcext:value-type="string">
            <text:p>Root relative squared error</text:p>
          </table:table-cell>
        </table:table-row>
        <table:table-row table:style-name="ro1">
          <table:table-cell office:value-type="string" calcext:value-type="string">
            <text:p>RandomSubSpace</text:p>
          </table:table-cell>
          <table:table-cell office:value-type="float" office:value="0.255148822695246" calcext:value-type="float">
            <text:p>0,26</text:p>
          </table:table-cell>
          <table:table-cell office:value-type="float" office:value="899.788089109482" calcext:value-type="float">
            <text:p>899,79</text:p>
          </table:table-cell>
          <table:table-cell office:value-type="float" office:value="1686.00247436958" calcext:value-type="float">
            <text:p>1.686,00</text:p>
          </table:table-cell>
          <table:table-cell office:value-type="float" office:value="88.3485495224102" calcext:value-type="float">
            <text:p>88,35</text:p>
          </table:table-cell>
          <table:table-cell office:value-type="float" office:value="99.4626464958087" calcext:value-type="float">
            <text:p>99,46</text:p>
          </table:table-cell>
        </table:table-row>
        <table:table-row table:style-name="ro1">
          <table:table-cell office:value-type="string" calcext:value-type="string">
            <text:p>REPTree</text:p>
          </table:table-cell>
          <table:table-cell office:value-type="float" office:value="0.213657148879789" calcext:value-type="float">
            <text:p>0,21</text:p>
          </table:table-cell>
          <table:table-cell office:value-type="float" office:value="968.460134782628" calcext:value-type="float">
            <text:p>968,46</text:p>
          </table:table-cell>
          <table:table-cell office:value-type="float" office:value="1885.31901977728" calcext:value-type="float">
            <text:p>1.885,32</text:p>
          </table:table-cell>
          <table:table-cell office:value-type="float" office:value="95.091332296923" calcext:value-type="float">
            <text:p>95,09</text:p>
          </table:table-cell>
          <table:table-cell office:value-type="float" office:value="111.22096322311" calcext:value-type="float">
            <text:p>111,22</text:p>
          </table:table-cell>
        </table:table-row>
        <table:table-row table:style-name="ro1">
          <table:table-cell office:value-type="string" calcext:value-type="string">
            <text:p>RandomCommittee</text:p>
          </table:table-cell>
          <table:table-cell office:value-type="float" office:value="0.410814595703456" calcext:value-type="float">
            <text:p>0,41</text:p>
          </table:table-cell>
          <table:table-cell office:value-type="float" office:value="801.955197047465" calcext:value-type="float">
            <text:p>801,96</text:p>
          </table:table-cell>
          <table:table-cell office:value-type="float" office:value="1560.31778339612" calcext:value-type="float">
            <text:p>1.560,32</text:p>
          </table:table-cell>
          <table:table-cell office:value-type="float" office:value="78.7425164865473" calcext:value-type="float">
            <text:p>78,74</text:p>
          </table:table-cell>
          <table:table-cell office:value-type="float" office:value="92.0481069691671" calcext:value-type="float">
            <text:p>92,05</text:p>
          </table:table-cell>
        </table:table-row>
        <table:table-row table:style-name="ro1">
          <table:table-cell office:value-type="string" calcext:value-type="string">
            <text:p>KStar</text:p>
          </table:table-cell>
          <table:table-cell office:value-type="float" office:value="0.313503692179458" calcext:value-type="float">
            <text:p>0,31</text:p>
          </table:table-cell>
          <table:table-cell office:value-type="float" office:value="821.834898747494" calcext:value-type="float">
            <text:p>821,83</text:p>
          </table:table-cell>
          <table:table-cell office:value-type="float" office:value="1670.35715109122" calcext:value-type="float">
            <text:p>1.670,36</text:p>
          </table:table-cell>
          <table:table-cell office:value-type="float" office:value="80.6944680975916" calcext:value-type="float">
            <text:p>80,69</text:p>
          </table:table-cell>
          <table:table-cell office:value-type="float" office:value="98.5396791323529" calcext:value-type="float">
            <text:p>98,54</text:p>
          </table:table-cell>
        </table:table-row>
        <table:table-row table:style-name="ro1">
          <table:table-cell office:value-type="string" calcext:value-type="string">
            <text:p>M5Rules</text:p>
          </table:table-cell>
          <table:table-cell office:value-type="float" office:value="0.0802431033559941" calcext:value-type="float">
            <text:p>0,08</text:p>
          </table:table-cell>
          <table:table-cell office:value-type="float" office:value="103799.70517964" calcext:value-type="float">
            <text:p>103.799,71</text:p>
          </table:table-cell>
          <table:table-cell office:value-type="float" office:value="712285.810787309" calcext:value-type="float">
            <text:p>712.285,81</text:p>
          </table:table-cell>
          <table:table-cell office:value-type="float" office:value="10191.903520918" calcext:value-type="float">
            <text:p>10.191,90</text:p>
          </table:table-cell>
          <table:table-cell office:value-type="float" office:value="42020.0046437113" calcext:value-type="float">
            <text:p>42.020,00</text:p>
          </table:table-cell>
        </table:table-row>
        <table:table-row table:style-name="ro1">
          <table:table-cell office:value-type="string" calcext:value-type="string">
            <text:p>RegressionByDiscretization</text:p>
          </table:table-cell>
          <table:table-cell office:value-type="float" office:value="0.164926361445301" calcext:value-type="float">
            <text:p>0,16</text:p>
          </table:table-cell>
          <table:table-cell office:value-type="float" office:value="859.851988733218" calcext:value-type="float">
            <text:p>859,85</text:p>
          </table:table-cell>
          <table:table-cell office:value-type="float" office:value="1846.74630072057" calcext:value-type="float">
            <text:p>1.846,75</text:p>
          </table:table-cell>
          <table:table-cell office:value-type="float" office:value="84.4272967468637" calcext:value-type="float">
            <text:p>84,43</text:p>
          </table:table-cell>
          <table:table-cell office:value-type="float" office:value="108.94543588656" calcext:value-type="float">
            <text:p>108,95</text:p>
          </table:table-cell>
        </table:table-row>
        <table:table-row table:style-name="ro1">
          <table:table-cell office:value-type="string" calcext:value-type="string">
            <text:p>LWL</text:p>
          </table:table-cell>
          <table:table-cell office:value-type="float" office:value="0.200857501466007" calcext:value-type="float">
            <text:p>0,20</text:p>
          </table:table-cell>
          <table:table-cell office:value-type="float" office:value="941.23891455244" calcext:value-type="float">
            <text:p>941,24</text:p>
          </table:table-cell>
          <table:table-cell office:value-type="float" office:value="1672.71785633308" calcext:value-type="float">
            <text:p>1.672,72</text:p>
          </table:table-cell>
          <table:table-cell office:value-type="float" office:value="92.4185303864784" calcext:value-type="float">
            <text:p>92,42</text:p>
          </table:table-cell>
          <table:table-cell office:value-type="float" office:value="98.6789446402755" calcext:value-type="float">
            <text:p>98,68</text:p>
          </table:table-cell>
        </table:table-row>
        <table:table-row table:style-name="ro1">
          <table:table-cell office:value-type="string" calcext:value-type="string">
            <text:p>Bagging</text:p>
          </table:table-cell>
          <table:table-cell office:value-type="float" office:value="0.200536554825759" calcext:value-type="float">
            <text:p>0,20</text:p>
          </table:table-cell>
          <table:table-cell office:value-type="float" office:value="1005.96316547104" calcext:value-type="float">
            <text:p>1.005,96</text:p>
          </table:table-cell>
          <table:table-cell office:value-type="float" office:value="1862.95117521149" calcext:value-type="float">
            <text:p>1.862,95</text:p>
          </table:table-cell>
          <table:table-cell office:value-type="float" office:value="98.7736864024264" calcext:value-type="float">
            <text:p>98,77</text:p>
          </table:table-cell>
          <table:table-cell office:value-type="float" office:value="109.9014129551" calcext:value-type="float">
            <text:p>109,90</text:p>
          </table:table-cell>
        </table:table-row>
        <table:table-row table:style-name="ro1">
          <table:table-cell office:value-type="string" calcext:value-type="string">
            <text:p>AdditiveRegression</text:p>
          </table:table-cell>
          <table:table-cell office:value-type="float" office:value="0.27379934098695" calcext:value-type="float">
            <text:p>0,27</text:p>
          </table:table-cell>
          <table:table-cell office:value-type="float" office:value="944.494059288979" calcext:value-type="float">
            <text:p>944,49</text:p>
          </table:table-cell>
          <table:table-cell office:value-type="float" office:value="1786.81346717923" calcext:value-type="float">
            <text:p>1.786,81</text:p>
          </table:table-cell>
          <table:table-cell office:value-type="float" office:value="92.7381471045029" calcext:value-type="float">
            <text:p>92,74</text:p>
          </table:table-cell>
          <table:table-cell office:value-type="float" office:value="105.409807483497" calcext:value-type="float">
            <text:p>105,41</text:p>
          </table:table-cell>
        </table:table-row>
        <table:table-row table:style-name="ro1">
          <table:table-cell office:value-type="string" calcext:value-type="string">
            <text:p>IBk</text:p>
          </table:table-cell>
          <table:table-cell office:value-type="float" office:value="0.0882315173999434" calcext:value-type="float">
            <text:p>0,09</text:p>
          </table:table-cell>
          <table:table-cell office:value-type="float" office:value="930.878418367348" calcext:value-type="float">
            <text:p>930,88</text:p>
          </table:table-cell>
          <table:table-cell office:value-type="float" office:value="1909.4693234472" calcext:value-type="float">
            <text:p>1.909,47</text:p>
          </table:table-cell>
          <table:table-cell office:value-type="float" office:value="91.4012521835726" calcext:value-type="float">
            <text:p>91,40</text:p>
          </table:table-cell>
          <table:table-cell office:value-type="float" office:value="112.645666420883" calcext:value-type="float">
            <text:p>112,65</text:p>
          </table:table-cell>
        </table:table-row>
        <table:table-row table:style-name="ro1">
          <table:table-cell office:value-type="string" calcext:value-type="string">
            <text:p>M5P</text:p>
          </table:table-cell>
          <table:table-cell office:value-type="float" office:value="0.108035494931377" calcext:value-type="float">
            <text:p>0,11</text:p>
          </table:table-cell>
          <table:table-cell office:value-type="float" office:value="1403.10351171513" calcext:value-type="float">
            <text:p>1.403,10</text:p>
          </table:table-cell>
          <table:table-cell office:value-type="float" office:value="3254.02392104162" calcext:value-type="float">
            <text:p>3.254,02</text:p>
          </table:table-cell>
          <table:table-cell office:value-type="float" office:value="137.768171850905" calcext:value-type="float">
            <text:p>137,77</text:p>
          </table:table-cell>
          <table:table-cell office:value-type="float" office:value="191.965217054907" calcext:value-type="float">
            <text:p>191,97</text:p>
          </table:table-cell>
        </table:table-row>
        <table:table-row table:style-name="ro1">
          <table:table-cell office:value-type="string" calcext:value-type="string">
            <text:p>SMOreg</text:p>
          </table:table-cell>
          <table:table-cell office:value-type="float" office:value="-0.0718984594611492" calcext:value-type="float">
            <text:p>-0,07</text:p>
          </table:table-cell>
          <table:table-cell office:value-type="float" office:value="3762.96988790789" calcext:value-type="float">
            <text:p>3.762,97</text:p>
          </table:table-cell>
          <table:table-cell office:value-type="float" office:value="19756.6250455504" calcext:value-type="float">
            <text:p>19.756,63</text:p>
          </table:table-cell>
          <table:table-cell office:value-type="float" office:value="369.479142385844" calcext:value-type="float">
            <text:p>369,48</text:p>
          </table:table-cell>
          <table:table-cell office:value-type="float" office:value="1165.50612631252" calcext:value-type="float">
            <text:p>1.165,5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0.334655357768763" calcext:value-type="float">
            <text:p>0,33</text:p>
          </table:table-cell>
          <table:table-cell office:value-type="float" office:value="821.087538991797" calcext:value-type="float">
            <text:p>821,09</text:p>
          </table:table-cell>
          <table:table-cell office:value-type="float" office:value="1618.03376076085" calcext:value-type="float">
            <text:p>1.618,03</text:p>
          </table:table-cell>
          <table:table-cell office:value-type="float" office:value="80.621086207804" calcext:value-type="float">
            <text:p>80,62</text:p>
          </table:table-cell>
          <table:table-cell office:value-type="float" office:value="95.4529559780247" calcext:value-type="float">
            <text:p>95,45</text:p>
          </table:table-cell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float" office:value="0.0809367256157208" calcext:value-type="float">
            <text:p>0,08</text:p>
          </table:table-cell>
          <table:table-cell office:value-type="float" office:value="32327.3799289036" calcext:value-type="float">
            <text:p>32.327,38</text:p>
          </table:table-cell>
          <table:table-cell office:value-type="float" office:value="216942.02421534" calcext:value-type="float">
            <text:p>216.942,02</text:p>
          </table:table-cell>
          <table:table-cell office:value-type="float" office:value="3174.16640778738" calcext:value-type="float">
            <text:p>3.174,17</text:p>
          </table:table-cell>
          <table:table-cell office:value-type="float" office:value="12798.0997612021" calcext:value-type="float">
            <text:p>12.798,10</text:p>
          </table:table-cell>
        </table:table-row>
        <table:table-row table:style-name="ro1">
          <table:table-cell office:value-type="string" calcext:value-type="string">
            <text:p>MultilayerPerceptron</text:p>
          </table:table-cell>
          <table:table-cell office:value-type="float" office:value="-0.00907723373190539" calcext:value-type="float">
            <text:p>-0,01</text:p>
          </table:table-cell>
          <table:table-cell office:value-type="float" office:value="1413.10022873378" calcext:value-type="float">
            <text:p>1.413,10</text:p>
          </table:table-cell>
          <table:table-cell office:value-type="float" office:value="3213.94102972573" calcext:value-type="float">
            <text:p>3.213,94</text:p>
          </table:table-cell>
          <table:table-cell office:value-type="float" office:value="138.749731241692" calcext:value-type="float">
            <text:p>138,75</text:p>
          </table:table-cell>
          <table:table-cell office:value-type="float" office:value="189.600599855296" calcext:value-type="float">
            <text:p>189,60</text:p>
          </table:table-cell>
        </table:table-row>
        <table:table-row table:style-name="ro1">
          <table:table-cell office:value-type="string" calcext:value-type="string">
            <text:p>RandomTree</text:p>
          </table:table-cell>
          <table:table-cell office:value-type="float" office:value="0.13103011287483" calcext:value-type="float">
            <text:p>0,13</text:p>
          </table:table-cell>
          <table:table-cell office:value-type="float" office:value="1086.08242688062" calcext:value-type="float">
            <text:p>1.086,08</text:p>
          </table:table-cell>
          <table:table-cell office:value-type="float" office:value="2071.83922756359" calcext:value-type="float">
            <text:p>2.071,84</text:p>
          </table:table-cell>
          <table:table-cell office:value-type="float" office:value="106.640450388321" calcext:value-type="float">
            <text:p>106,64</text:p>
          </table:table-cell>
          <table:table-cell office:value-type="float" office:value="122.224383309022" calcext:value-type="float">
            <text:p>122,22</text:p>
          </table:table-cell>
        </table:table-row>
        <table:table-row table:style-name="ro1">
          <table:table-cell office:value-type="string" calcext:value-type="string">
            <text:p>RandomizableFilteredClassifier</text:p>
          </table:table-cell>
          <table:table-cell office:value-type="float" office:value="0.0214839390720256" calcext:value-type="float">
            <text:p>0,02</text:p>
          </table:table-cell>
          <table:table-cell office:value-type="float" office:value="1065.11392006803" calcext:value-type="float">
            <text:p>1.065,11</text:p>
          </table:table-cell>
          <table:table-cell office:value-type="float" office:value="2015.90788755127" calcext:value-type="float">
            <text:p>2.015,91</text:p>
          </table:table-cell>
          <table:table-cell office:value-type="float" office:value="104.581590991353" calcext:value-type="float">
            <text:p>104,58</text:p>
          </table:table-cell>
          <table:table-cell office:value-type="float" office:value="118.924815731719" calcext:value-type="float">
            <text:p>118,92</text:p>
          </table:table-cell>
        </table:table-row>
      </table:table>
      <table:table table:name="Pure binary problems with matrix minaij &gt;= 0 and maxaij &lt;= 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Quantidade de instâncias</text:p>
          </table:table-cell>
          <table:table-cell table:style-name="Default" office:value-type="float" office:value="39" calcext:value-type="float">
            <text:p>39</text:p>
          </table:table-cell>
          <table:table-cell table:style-name="ce1" office:value-type="string" calcext:value-type="string">
            <text:p>Quantidade de experimentos</text:p>
          </table:table-cell>
          <table:table-cell table:style-name="Default" office:value-type="float" office:value="49" calcext:value-type="float">
            <text:p>49</text:p>
          </table:table-cell>
          <table:table-cell table:style-name="ce1" office:value-type="string" calcext:value-type="string">
            <text:p>Tamanho da base</text:p>
          </table:table-cell>
          <table:table-cell table:style-name="Default" table:formula="of:=[.B1]*[.D1]" office:value-type="float" office:value="1911" calcext:value-type="float">
            <text:p>1911</text:p>
          </table:table-cell>
        </table:table-row>
        <table:table-row table:style-name="ro1">
          <table:table-cell table:style-name="ce1" office:value-type="string" calcext:value-type="string">
            <text:p>Remoção de atributos</text:p>
          </table:table-cell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Estratégia</text:p>
          </table:table-cell>
          <table:table-cell table:style-name="ce2" office:value-type="string" calcext:value-type="string" table:number-columns-spanned="5" table:number-rows-spanned="1">
            <text:p>Base de Teste <text:span text:style-name="T1">(30%) e </text:span><text:span text:style-name="T2">Base de Treinamento</text:span><text:span text:style-name="T1"> (70%)</text:span>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Algoritmo/Métricas</text:p>
          </table:table-cell>
          <table:table-cell table:style-name="ce1" office:value-type="string" calcext:value-type="string">
            <text:p>Correlation Coefficient</text:p>
          </table:table-cell>
          <table:table-cell table:style-name="ce1" office:value-type="string" calcext:value-type="string">
            <text:p>Mean absolute error</text:p>
          </table:table-cell>
          <table:table-cell table:style-name="ce1" office:value-type="string" calcext:value-type="string">
            <text:p>Root mean squared error</text:p>
          </table:table-cell>
          <table:table-cell table:style-name="ce1" office:value-type="string" calcext:value-type="string">
            <text:p>Relative absolute error</text:p>
          </table:table-cell>
          <table:table-cell table:style-name="ce1" office:value-type="string" calcext:value-type="string">
            <text:p>Root relative squared error</text:p>
          </table:table-cell>
        </table:table-row>
        <table:table-row table:style-name="ro1">
          <table:table-cell office:value-type="string" calcext:value-type="string">
            <text:p>RandomSubSpace</text:p>
          </table:table-cell>
          <table:table-cell office:value-type="float" office:value="0.295731338149423" calcext:value-type="float">
            <text:p>0,30</text:p>
          </table:table-cell>
          <table:table-cell office:value-type="float" office:value="901.070253602781" calcext:value-type="float">
            <text:p>901,07</text:p>
          </table:table-cell>
          <table:table-cell office:value-type="float" office:value="1708.89606882765" calcext:value-type="float">
            <text:p>1.708,90</text:p>
          </table:table-cell>
          <table:table-cell office:value-type="float" office:value="82.9189983268578" calcext:value-type="float">
            <text:p>82,92</text:p>
          </table:table-cell>
          <table:table-cell office:value-type="float" office:value="96.7371366228123" calcext:value-type="float">
            <text:p>96,74</text:p>
          </table:table-cell>
        </table:table-row>
        <table:table-row table:style-name="ro1">
          <table:table-cell office:value-type="string" calcext:value-type="string">
            <text:p>REPTree</text:p>
          </table:table-cell>
          <table:table-cell office:value-type="float" office:value="0.089945354986589" calcext:value-type="float">
            <text:p>0,09</text:p>
          </table:table-cell>
          <table:table-cell office:value-type="float" office:value="1037.01308224712" calcext:value-type="float">
            <text:p>1.037,01</text:p>
          </table:table-cell>
          <table:table-cell office:value-type="float" office:value="2049.25594370295" calcext:value-type="float">
            <text:p>2.049,26</text:p>
          </table:table-cell>
          <table:table-cell office:value-type="float" office:value="95.428836639507" calcext:value-type="float">
            <text:p>95,43</text:p>
          </table:table-cell>
          <table:table-cell office:value-type="float" office:value="116.0042180547" calcext:value-type="float">
            <text:p>116,00</text:p>
          </table:table-cell>
        </table:table-row>
        <table:table-row table:style-name="ro1">
          <table:table-cell office:value-type="string" calcext:value-type="string">
            <text:p>RandomCommittee</text:p>
          </table:table-cell>
          <table:table-cell office:value-type="float" office:value="0.310157051739534" calcext:value-type="float">
            <text:p>0,31</text:p>
          </table:table-cell>
          <table:table-cell office:value-type="float" office:value="797.775696868" calcext:value-type="float">
            <text:p>797,78</text:p>
          </table:table-cell>
          <table:table-cell office:value-type="float" office:value="1726.01542394681" calcext:value-type="float">
            <text:p>1.726,02</text:p>
          </table:table-cell>
          <table:table-cell office:value-type="float" office:value="73.4135450696687" calcext:value-type="float">
            <text:p>73,41</text:p>
          </table:table-cell>
          <table:table-cell office:value-type="float" office:value="97.7062285560582" calcext:value-type="float">
            <text:p>97,71</text:p>
          </table:table-cell>
        </table:table-row>
        <table:table-row table:style-name="ro1">
          <table:table-cell office:value-type="string" calcext:value-type="string">
            <text:p>KStar</text:p>
          </table:table-cell>
          <table:table-cell office:value-type="float" office:value="0.427958227853478" calcext:value-type="float">
            <text:p>0,43</text:p>
          </table:table-cell>
          <table:table-cell office:value-type="float" office:value="802.847175328234" calcext:value-type="float">
            <text:p>802,85</text:p>
          </table:table-cell>
          <table:table-cell office:value-type="float" office:value="1688.10299725621" calcext:value-type="float">
            <text:p>1.688,10</text:p>
          </table:table-cell>
          <table:table-cell office:value-type="float" office:value="73.8802366647773" calcext:value-type="float">
            <text:p>73,88</text:p>
          </table:table-cell>
          <table:table-cell office:value-type="float" office:value="95.5600830605121" calcext:value-type="float">
            <text:p>95,56</text:p>
          </table:table-cell>
        </table:table-row>
        <table:table-row table:style-name="ro1">
          <table:table-cell office:value-type="string" calcext:value-type="string">
            <text:p>M5Rules</text:p>
          </table:table-cell>
          <table:table-cell office:value-type="float" office:value="0.146316358747129" calcext:value-type="float">
            <text:p>0,15</text:p>
          </table:table-cell>
          <table:table-cell office:value-type="float" office:value="1429.44266635985" calcext:value-type="float">
            <text:p>1.429,44</text:p>
          </table:table-cell>
          <table:table-cell office:value-type="float" office:value="4947.85175339247" calcext:value-type="float">
            <text:p>4.947,85</text:p>
          </table:table-cell>
          <table:table-cell office:value-type="float" office:value="131.541301675776" calcext:value-type="float">
            <text:p>131,54</text:p>
          </table:table-cell>
          <table:table-cell office:value-type="float" office:value="280.087841378036" calcext:value-type="float">
            <text:p>280,09</text:p>
          </table:table-cell>
        </table:table-row>
        <table:table-row table:style-name="ro1">
          <table:table-cell office:value-type="string" calcext:value-type="string">
            <text:p>RegressionByDiscretization</text:p>
          </table:table-cell>
          <table:table-cell office:value-type="float" office:value="0.156419773729817" calcext:value-type="float">
            <text:p>0,16</text:p>
          </table:table-cell>
          <table:table-cell office:value-type="float" office:value="955.428240082485" calcext:value-type="float">
            <text:p>955,43</text:p>
          </table:table-cell>
          <table:table-cell office:value-type="float" office:value="1944.6154367375" calcext:value-type="float">
            <text:p>1.944,62</text:p>
          </table:table-cell>
          <table:table-cell office:value-type="float" office:value="87.9211718776328" calcext:value-type="float">
            <text:p>87,92</text:p>
          </table:table-cell>
          <table:table-cell office:value-type="float" office:value="110.08073142304" calcext:value-type="float">
            <text:p>110,08</text:p>
          </table:table-cell>
        </table:table-row>
        <table:table-row table:style-name="ro1">
          <table:table-cell office:value-type="string" calcext:value-type="string">
            <text:p>LWL</text:p>
          </table:table-cell>
          <table:table-cell office:value-type="float" office:value="0.293963541890212" calcext:value-type="float">
            <text:p>0,29</text:p>
          </table:table-cell>
          <table:table-cell office:value-type="float" office:value="948.357428178493" calcext:value-type="float">
            <text:p>948,36</text:p>
          </table:table-cell>
          <table:table-cell office:value-type="float" office:value="1709.43170343988" calcext:value-type="float">
            <text:p>1.709,43</text:p>
          </table:table-cell>
          <table:table-cell office:value-type="float" office:value="87.2704960417672" calcext:value-type="float">
            <text:p>87,27</text:p>
          </table:table-cell>
          <table:table-cell office:value-type="float" office:value="96.7674578106299" calcext:value-type="float">
            <text:p>96,77</text:p>
          </table:table-cell>
        </table:table-row>
        <table:table-row table:style-name="ro1">
          <table:table-cell office:value-type="string" calcext:value-type="string">
            <text:p>Bagging</text:p>
          </table:table-cell>
          <table:table-cell office:value-type="float" office:value="0.204667715327512" calcext:value-type="float">
            <text:p>0,20</text:p>
          </table:table-cell>
          <table:table-cell office:value-type="float" office:value="925.8920414822" calcext:value-type="float">
            <text:p>925,89</text:p>
          </table:table-cell>
          <table:table-cell office:value-type="float" office:value="1818.83713256246" calcext:value-type="float">
            <text:p>1.818,84</text:p>
          </table:table-cell>
          <table:table-cell office:value-type="float" office:value="85.2031684894104" calcext:value-type="float">
            <text:p>85,20</text:p>
          </table:table-cell>
          <table:table-cell office:value-type="float" office:value="102.960677010653" calcext:value-type="float">
            <text:p>102,96</text:p>
          </table:table-cell>
        </table:table-row>
        <table:table-row table:style-name="ro1">
          <table:table-cell office:value-type="string" calcext:value-type="string">
            <text:p>AdditiveRegression</text:p>
          </table:table-cell>
          <table:table-cell office:value-type="float" office:value="0.356562974434047" calcext:value-type="float">
            <text:p>0,36</text:p>
          </table:table-cell>
          <table:table-cell office:value-type="float" office:value="899.656694039808" calcext:value-type="float">
            <text:p>899,66</text:p>
          </table:table-cell>
          <table:table-cell office:value-type="float" office:value="1685.41477844933" calcext:value-type="float">
            <text:p>1.685,41</text:p>
          </table:table-cell>
          <table:table-cell office:value-type="float" office:value="82.7889186326626" calcext:value-type="float">
            <text:p>82,79</text:p>
          </table:table-cell>
          <table:table-cell office:value-type="float" office:value="95.4079084521572" calcext:value-type="float">
            <text:p>95,41</text:p>
          </table:table-cell>
        </table:table-row>
        <table:table-row table:style-name="ro1">
          <table:table-cell office:value-type="string" calcext:value-type="string">
            <text:p>IBk</text:p>
          </table:table-cell>
          <table:table-cell office:value-type="float" office:value="0.0991749969275926" calcext:value-type="float">
            <text:p>0,10</text:p>
          </table:table-cell>
          <table:table-cell office:value-type="float" office:value="963.627987660179" calcext:value-type="float">
            <text:p>963,63</text:p>
          </table:table-cell>
          <table:table-cell office:value-type="float" office:value="1994.81171136762" calcext:value-type="float">
            <text:p>1.994,81</text:p>
          </table:table-cell>
          <table:table-cell office:value-type="float" office:value="88.6757355234273" calcext:value-type="float">
            <text:p>88,68</text:p>
          </table:table-cell>
          <table:table-cell office:value-type="float" office:value="112.922240608664" calcext:value-type="float">
            <text:p>112,92</text:p>
          </table:table-cell>
        </table:table-row>
        <table:table-row table:style-name="ro1">
          <table:table-cell office:value-type="string" calcext:value-type="string">
            <text:p>M5P</text:p>
          </table:table-cell>
          <table:table-cell office:value-type="float" office:value="-0.0385527599020472" calcext:value-type="float">
            <text:p>-0,04</text:p>
          </table:table-cell>
          <table:table-cell office:value-type="float" office:value="1473.39962782022" calcext:value-type="float">
            <text:p>1.473,40</text:p>
          </table:table-cell>
          <table:table-cell office:value-type="float" office:value="3514.97617672643" calcext:value-type="float">
            <text:p>3.514,98</text:p>
          </table:table-cell>
          <table:table-cell office:value-type="float" office:value="135.586343889979" calcext:value-type="float">
            <text:p>135,59</text:p>
          </table:table-cell>
          <table:table-cell office:value-type="float" office:value="198.975664369797" calcext:value-type="float">
            <text:p>198,98</text:p>
          </table:table-cell>
        </table:table-row>
        <table:table-row table:style-name="ro1">
          <table:table-cell office:value-type="string" calcext:value-type="string">
            <text:p>SMOreg</text:p>
          </table:table-cell>
          <table:table-cell office:value-type="float" office:value="0.155734607599265" calcext:value-type="float">
            <text:p>0,16</text:p>
          </table:table-cell>
          <table:table-cell office:value-type="float" office:value="954.202136862825" calcext:value-type="float">
            <text:p>954,20</text:p>
          </table:table-cell>
          <table:table-cell office:value-type="float" office:value="1983.22273884686" calcext:value-type="float">
            <text:p>1.983,22</text:p>
          </table:table-cell>
          <table:table-cell office:value-type="float" office:value="87.8083424390701" calcext:value-type="float">
            <text:p>87,81</text:p>
          </table:table-cell>
          <table:table-cell office:value-type="float" office:value="112.26621240513" calcext:value-type="float">
            <text:p>112,27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0.34179921806953" calcext:value-type="float">
            <text:p>0,34</text:p>
          </table:table-cell>
          <table:table-cell office:value-type="float" office:value="810.426113827276" calcext:value-type="float">
            <text:p>810,43</text:p>
          </table:table-cell>
          <table:table-cell office:value-type="float" office:value="1689.51486708707" calcext:value-type="float">
            <text:p>1.689,51</text:p>
          </table:table-cell>
          <table:table-cell office:value-type="float" office:value="74.5776717273695" calcext:value-type="float">
            <text:p>74,58</text:p>
          </table:table-cell>
          <table:table-cell office:value-type="float" office:value="95.6400061449015" calcext:value-type="float">
            <text:p>95,64</text:p>
          </table:table-cell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float" office:value="0.160569232685468" calcext:value-type="float">
            <text:p>0,16</text:p>
          </table:table-cell>
          <table:table-cell office:value-type="float" office:value="1082.13099314695" calcext:value-type="float">
            <text:p>1.082,13</text:p>
          </table:table-cell>
          <table:table-cell office:value-type="float" office:value="2013.38631194396" calcext:value-type="float">
            <text:p>2.013,39</text:p>
          </table:table-cell>
          <table:table-cell office:value-type="float" office:value="99.5807126596679" calcext:value-type="float">
            <text:p>99,58</text:p>
          </table:table-cell>
          <table:table-cell office:value-type="float" office:value="113.973711032433" calcext:value-type="float">
            <text:p>113,97</text:p>
          </table:table-cell>
        </table:table-row>
        <table:table-row table:style-name="ro1">
          <table:table-cell office:value-type="string" calcext:value-type="string">
            <text:p>MultilayerPerceptron</text:p>
          </table:table-cell>
          <table:table-cell office:value-type="float" office:value="0.0423078099714466" calcext:value-type="float">
            <text:p>0,04</text:p>
          </table:table-cell>
          <table:table-cell office:value-type="float" office:value="1260.84480863123" calcext:value-type="float">
            <text:p>1.260,84</text:p>
          </table:table-cell>
          <table:table-cell office:value-type="float" office:value="2541.78439146399" calcext:value-type="float">
            <text:p>2.541,78</text:p>
          </table:table-cell>
          <table:table-cell office:value-type="float" office:value="116.0264564936" calcext:value-type="float">
            <text:p>116,03</text:p>
          </table:table-cell>
          <table:table-cell office:value-type="float" office:value="143.885253426481" calcext:value-type="float">
            <text:p>143,89</text:p>
          </table:table-cell>
        </table:table-row>
        <table:table-row table:style-name="ro1">
          <table:table-cell office:value-type="string" calcext:value-type="string">
            <text:p>RandomTree</text:p>
          </table:table-cell>
          <table:table-cell office:value-type="float" office:value="0.369930288239361" calcext:value-type="float">
            <text:p>0,37</text:p>
          </table:table-cell>
          <table:table-cell office:value-type="float" office:value="810.726273957783" calcext:value-type="float">
            <text:p>810,73</text:p>
          </table:table-cell>
          <table:table-cell office:value-type="float" office:value="1692.97175564922" calcext:value-type="float">
            <text:p>1.692,97</text:p>
          </table:table-cell>
          <table:table-cell office:value-type="float" office:value="74.6052932998937" calcext:value-type="float">
            <text:p>74,61</text:p>
          </table:table-cell>
          <table:table-cell office:value-type="float" office:value="95.8356935873544" calcext:value-type="float">
            <text:p>95,84</text:p>
          </table:table-cell>
        </table:table-row>
        <table:table-row table:style-name="ro1">
          <table:table-cell office:value-type="string" calcext:value-type="string">
            <text:p>RandomizableFilteredClassifier</text:p>
          </table:table-cell>
          <table:table-cell office:value-type="float" office:value="0.286461699784242" calcext:value-type="float">
            <text:p>0,29</text:p>
          </table:table-cell>
          <table:table-cell office:value-type="float" office:value="911.029636924537" calcext:value-type="float">
            <text:p>911,03</text:p>
          </table:table-cell>
          <table:table-cell office:value-type="float" office:value="1839.53303590096" calcext:value-type="float">
            <text:p>1.839,53</text:p>
          </table:table-cell>
          <table:table-cell office:value-type="float" office:value="83.835488562432" calcext:value-type="float">
            <text:p>83,84</text:p>
          </table:table-cell>
          <table:table-cell office:value-type="float" office:value="104.132230076582" calcext:value-type="float">
            <text:p>104,13</text:p>
          </table:table-cell>
        </table:table-row>
      </table:table>
      <table:table table:name="Pure binary problems with matrix minaij &gt;= -1000 and maxaij &lt;= 1000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Quantidade de instâncias</text:p>
          </table:table-cell>
          <table:table-cell table:style-name="Default" office:value-type="float" office:value="142" calcext:value-type="float">
            <text:p>142</text:p>
          </table:table-cell>
          <table:table-cell table:style-name="ce1" office:value-type="string" calcext:value-type="string">
            <text:p>Quantidade de experimentos</text:p>
          </table:table-cell>
          <table:table-cell table:style-name="Default" office:value-type="float" office:value="49" calcext:value-type="float">
            <text:p>49</text:p>
          </table:table-cell>
          <table:table-cell table:style-name="ce1" office:value-type="string" calcext:value-type="string">
            <text:p>Tamanho da base</text:p>
          </table:table-cell>
          <table:table-cell table:style-name="Default" table:formula="of:=[.B1]*[.D1]" office:value-type="float" office:value="6958" calcext:value-type="float">
            <text:p>6958</text:p>
          </table:table-cell>
        </table:table-row>
        <table:table-row table:style-name="ro1">
          <table:table-cell table:style-name="ce1" office:value-type="string" calcext:value-type="string">
            <text:p>Remoção de atributos</text:p>
          </table:table-cell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Estratégia</text:p>
          </table:table-cell>
          <table:table-cell table:style-name="ce2" office:value-type="string" calcext:value-type="string" table:number-columns-spanned="5" table:number-rows-spanned="1">
            <text:p>Base de Teste <text:span text:style-name="T1">(30%) e </text:span><text:span text:style-name="T2">Base de Treinamento</text:span><text:span text:style-name="T1"> (70%)</text:span>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Algoritmo/Métricas</text:p>
          </table:table-cell>
          <table:table-cell table:style-name="ce1" office:value-type="string" calcext:value-type="string">
            <text:p>Correlation Coefficient</text:p>
          </table:table-cell>
          <table:table-cell table:style-name="ce1" office:value-type="string" calcext:value-type="string">
            <text:p>Mean absolute error</text:p>
          </table:table-cell>
          <table:table-cell table:style-name="ce1" office:value-type="string" calcext:value-type="string">
            <text:p>Root mean squared error</text:p>
          </table:table-cell>
          <table:table-cell table:style-name="ce1" office:value-type="string" calcext:value-type="string">
            <text:p>Relative absolute error</text:p>
          </table:table-cell>
          <table:table-cell table:style-name="ce1" office:value-type="string" calcext:value-type="string">
            <text:p>Root relative squared error</text:p>
          </table:table-cell>
        </table:table-row>
        <table:table-row table:style-name="ro1">
          <table:table-cell office:value-type="string" calcext:value-type="string">
            <text:p>RandomSubSpace</text:p>
          </table:table-cell>
          <table:table-cell office:value-type="float" office:value="0.33652162579513" calcext:value-type="float">
            <text:p>0,34</text:p>
          </table:table-cell>
          <table:table-cell office:value-type="float" office:value="852.854238250064" calcext:value-type="float">
            <text:p>852,85</text:p>
          </table:table-cell>
          <table:table-cell office:value-type="float" office:value="1563.68329682772" calcext:value-type="float">
            <text:p>1.563,68</text:p>
          </table:table-cell>
          <table:table-cell office:value-type="float" office:value="91.3469152033644" calcext:value-type="float">
            <text:p>91,35</text:p>
          </table:table-cell>
          <table:table-cell office:value-type="float" office:value="97.924836486325" calcext:value-type="float">
            <text:p>97,92</text:p>
          </table:table-cell>
        </table:table-row>
        <table:table-row table:style-name="ro1">
          <table:table-cell office:value-type="string" calcext:value-type="string">
            <text:p>REPTree</text:p>
          </table:table-cell>
          <table:table-cell office:value-type="float" office:value="0.271297256697951" calcext:value-type="float">
            <text:p>0,27</text:p>
          </table:table-cell>
          <table:table-cell office:value-type="float" office:value="1002.34298975474" calcext:value-type="float">
            <text:p>1.002,34</text:p>
          </table:table-cell>
          <table:table-cell office:value-type="float" office:value="1955.53548377107" calcext:value-type="float">
            <text:p>1.955,54</text:p>
          </table:table-cell>
          <table:table-cell office:value-type="float" office:value="107.358251836426" calcext:value-type="float">
            <text:p>107,36</text:p>
          </table:table-cell>
          <table:table-cell office:value-type="float" office:value="122.464371704922" calcext:value-type="float">
            <text:p>122,46</text:p>
          </table:table-cell>
        </table:table-row>
        <table:table-row table:style-name="ro1">
          <table:table-cell office:value-type="string" calcext:value-type="string">
            <text:p>RandomCommittee</text:p>
          </table:table-cell>
          <table:table-cell office:value-type="float" office:value="0.399605682134967" calcext:value-type="float">
            <text:p>0,40</text:p>
          </table:table-cell>
          <table:table-cell office:value-type="float" office:value="749.828589425832" calcext:value-type="float">
            <text:p>749,83</text:p>
          </table:table-cell>
          <table:table-cell office:value-type="float" office:value="1493.10227626987" calcext:value-type="float">
            <text:p>1.493,10</text:p>
          </table:table-cell>
          <table:table-cell office:value-type="float" office:value="80.3121160725904" calcext:value-type="float">
            <text:p>80,31</text:p>
          </table:table-cell>
          <table:table-cell office:value-type="float" office:value="93.5047375371404" calcext:value-type="float">
            <text:p>93,50</text:p>
          </table:table-cell>
        </table:table-row>
        <table:table-row table:style-name="ro1">
          <table:table-cell office:value-type="string" calcext:value-type="string">
            <text:p>KStar</text:p>
          </table:table-cell>
          <table:table-cell office:value-type="float" office:value="0.430133584336117" calcext:value-type="float">
            <text:p>0,43</text:p>
          </table:table-cell>
          <table:table-cell office:value-type="float" office:value="712.97504114825" calcext:value-type="float">
            <text:p>712,98</text:p>
          </table:table-cell>
          <table:table-cell office:value-type="float" office:value="1501.59661242959" calcext:value-type="float">
            <text:p>1.501,60</text:p>
          </table:table-cell>
          <table:table-cell office:value-type="float" office:value="76.3648320016771" calcext:value-type="float">
            <text:p>76,36</text:p>
          </table:table-cell>
          <table:table-cell office:value-type="float" office:value="94.0366908304887" calcext:value-type="float">
            <text:p>94,04</text:p>
          </table:table-cell>
        </table:table-row>
        <table:table-row table:style-name="ro1">
          <table:table-cell office:value-type="string" calcext:value-type="string">
            <text:p>M5Rules</text:p>
          </table:table-cell>
          <table:table-cell office:value-type="float" office:value="-0.0688002259931732" calcext:value-type="float">
            <text:p>-0,07</text:p>
          </table:table-cell>
          <table:table-cell office:value-type="float" office:value="31086.0644533741" calcext:value-type="float">
            <text:p>31.086,06</text:p>
          </table:table-cell>
          <table:table-cell office:value-type="float" office:value="243415.529130589" calcext:value-type="float">
            <text:p>243.415,53</text:p>
          </table:table-cell>
          <table:table-cell office:value-type="float" office:value="3329.54444765987" calcext:value-type="float">
            <text:p>3.329,54</text:p>
          </table:table-cell>
          <table:table-cell office:value-type="float" office:value="15243.7683108227" calcext:value-type="float">
            <text:p>15.243,77</text:p>
          </table:table-cell>
        </table:table-row>
        <table:table-row table:style-name="ro1">
          <table:table-cell office:value-type="string" calcext:value-type="string">
            <text:p>RegressionByDiscretization</text:p>
          </table:table-cell>
          <table:table-cell office:value-type="float" office:value="0.382280007210239" calcext:value-type="float">
            <text:p>0,38</text:p>
          </table:table-cell>
          <table:table-cell office:value-type="float" office:value="876.826985353856" calcext:value-type="float">
            <text:p>876,83</text:p>
          </table:table-cell>
          <table:table-cell office:value-type="float" office:value="1759.30919996832" calcext:value-type="float">
            <text:p>1.759,31</text:p>
          </table:table-cell>
          <table:table-cell office:value-type="float" office:value="93.914571431907" calcext:value-type="float">
            <text:p>93,91</text:p>
          </table:table-cell>
          <table:table-cell office:value-type="float" office:value="110.175804835476" calcext:value-type="float">
            <text:p>110,18</text:p>
          </table:table-cell>
        </table:table-row>
        <table:table-row table:style-name="ro1">
          <table:table-cell office:value-type="string" calcext:value-type="string">
            <text:p>LWL</text:p>
          </table:table-cell>
          <table:table-cell office:value-type="float" office:value="0.289437784003573" calcext:value-type="float">
            <text:p>0,29</text:p>
          </table:table-cell>
          <table:table-cell office:value-type="float" office:value="904.181885632132" calcext:value-type="float">
            <text:p>904,18</text:p>
          </table:table-cell>
          <table:table-cell office:value-type="float" office:value="1535.97138195763" calcext:value-type="float">
            <text:p>1.535,97</text:p>
          </table:table-cell>
          <table:table-cell office:value-type="float" office:value="96.8444809569431" calcext:value-type="float">
            <text:p>96,84</text:p>
          </table:table-cell>
          <table:table-cell office:value-type="float" office:value="96.1893925266168" calcext:value-type="float">
            <text:p>96,19</text:p>
          </table:table-cell>
        </table:table-row>
        <table:table-row table:style-name="ro1">
          <table:table-cell office:value-type="string" calcext:value-type="string">
            <text:p>Bagging</text:p>
          </table:table-cell>
          <table:table-cell office:value-type="float" office:value="0.257379184791548" calcext:value-type="float">
            <text:p>0,26</text:p>
          </table:table-cell>
          <table:table-cell office:value-type="float" office:value="991.112330551105" calcext:value-type="float">
            <text:p>991,11</text:p>
          </table:table-cell>
          <table:table-cell office:value-type="float" office:value="1834.10470450077" calcext:value-type="float">
            <text:p>1.834,10</text:p>
          </table:table-cell>
          <table:table-cell office:value-type="float" office:value="106.155366245967" calcext:value-type="float">
            <text:p>106,16</text:p>
          </table:table-cell>
          <table:table-cell office:value-type="float" office:value="114.859833606591" calcext:value-type="float">
            <text:p>114,86</text:p>
          </table:table-cell>
        </table:table-row>
        <table:table-row table:style-name="ro1">
          <table:table-cell office:value-type="string" calcext:value-type="string">
            <text:p>AdditiveRegression</text:p>
          </table:table-cell>
          <table:table-cell office:value-type="float" office:value="0.328313873800202" calcext:value-type="float">
            <text:p>0,33</text:p>
          </table:table-cell>
          <table:table-cell office:value-type="float" office:value="855.974285087464" calcext:value-type="float">
            <text:p>855,97</text:p>
          </table:table-cell>
          <table:table-cell office:value-type="float" office:value="1573.71746003395" calcext:value-type="float">
            <text:p>1.573,72</text:p>
          </table:table-cell>
          <table:table-cell office:value-type="float" office:value="91.6810949976411" calcext:value-type="float">
            <text:p>91,68</text:p>
          </table:table-cell>
          <table:table-cell office:value-type="float" office:value="98.5532206311453" calcext:value-type="float">
            <text:p>98,55</text:p>
          </table:table-cell>
        </table:table-row>
        <table:table-row table:style-name="ro1">
          <table:table-cell office:value-type="string" calcext:value-type="string">
            <text:p>IBk</text:p>
          </table:table-cell>
          <table:table-cell office:value-type="float" office:value="0.248307125786732" calcext:value-type="float">
            <text:p>0,25</text:p>
          </table:table-cell>
          <table:table-cell office:value-type="float" office:value="855.986489795921" calcext:value-type="float">
            <text:p>855,99</text:p>
          </table:table-cell>
          <table:table-cell office:value-type="float" office:value="1809.09875708917" calcext:value-type="float">
            <text:p>1.809,10</text:p>
          </table:table-cell>
          <table:table-cell office:value-type="float" office:value="91.6824022110177" calcext:value-type="float">
            <text:p>91,68</text:p>
          </table:table-cell>
          <table:table-cell office:value-type="float" office:value="113.293849422687" calcext:value-type="float">
            <text:p>113,29</text:p>
          </table:table-cell>
        </table:table-row>
        <table:table-row table:style-name="ro1">
          <table:table-cell office:value-type="string" calcext:value-type="string">
            <text:p>M5P</text:p>
          </table:table-cell>
          <table:table-cell office:value-type="float" office:value="-0.0638493364826039" calcext:value-type="float">
            <text:p>-0,06</text:p>
          </table:table-cell>
          <table:table-cell office:value-type="float" office:value="1858.24475522037" calcext:value-type="float">
            <text:p>1.858,24</text:p>
          </table:table-cell>
          <table:table-cell office:value-type="float" office:value="6620.214735768" calcext:value-type="float">
            <text:p>6.620,21</text:p>
          </table:table-cell>
          <table:table-cell office:value-type="float" office:value="199.031579453137" calcext:value-type="float">
            <text:p>199,03</text:p>
          </table:table-cell>
          <table:table-cell office:value-type="float" office:value="414.587433925801" calcext:value-type="float">
            <text:p>414,59</text:p>
          </table:table-cell>
        </table:table-row>
        <table:table-row table:style-name="ro1">
          <table:table-cell office:value-type="string" calcext:value-type="string">
            <text:p>SMOreg</text:p>
          </table:table-cell>
          <table:table-cell office:value-type="float" office:value="-0.059159528671623" calcext:value-type="float">
            <text:p>-0,06</text:p>
          </table:table-cell>
          <table:table-cell office:value-type="float" office:value="2324.69869063478" calcext:value-type="float">
            <text:p>2.324,70</text:p>
          </table:table-cell>
          <table:table-cell office:value-type="float" office:value="12698.8950565276" calcext:value-type="float">
            <text:p>12.698,90</text:p>
          </table:table-cell>
          <table:table-cell office:value-type="float" office:value="248.992201296329" calcext:value-type="float">
            <text:p>248,99</text:p>
          </table:table-cell>
          <table:table-cell office:value-type="float" office:value="795.261562549307" calcext:value-type="float">
            <text:p>795,26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0.40035517279464" calcext:value-type="float">
            <text:p>0,40</text:p>
          </table:table-cell>
          <table:table-cell office:value-type="float" office:value="751.067768254571" calcext:value-type="float">
            <text:p>751,07</text:p>
          </table:table-cell>
          <table:table-cell office:value-type="float" office:value="1481.35451114706" calcext:value-type="float">
            <text:p>1.481,35</text:p>
          </table:table-cell>
          <table:table-cell office:value-type="float" office:value="80.4448411718089" calcext:value-type="float">
            <text:p>80,44</text:p>
          </table:table-cell>
          <table:table-cell office:value-type="float" office:value="92.7690399818463" calcext:value-type="float">
            <text:p>92,77</text:p>
          </table:table-cell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float" office:value="0.0692846331940974" calcext:value-type="float">
            <text:p>0,07</text:p>
          </table:table-cell>
          <table:table-cell office:value-type="float" office:value="26753.2917455469" calcext:value-type="float">
            <text:p>26.753,29</text:p>
          </table:table-cell>
          <table:table-cell office:value-type="float" office:value="208124.489467075" calcext:value-type="float">
            <text:p>208.124,49</text:p>
          </table:table-cell>
          <table:table-cell office:value-type="float" office:value="2865.47285912038" calcext:value-type="float">
            <text:p>2.865,47</text:p>
          </table:table-cell>
          <table:table-cell office:value-type="float" office:value="13033.6856838016" calcext:value-type="float">
            <text:p>13.033,69</text:p>
          </table:table-cell>
        </table:table-row>
        <table:table-row table:style-name="ro1">
          <table:table-cell office:value-type="string" calcext:value-type="string">
            <text:p>MultilayerPerceptron</text:p>
          </table:table-cell>
          <table:table-cell office:value-type="float" office:value="0.0328478244911842" calcext:value-type="float">
            <text:p>0,03</text:p>
          </table:table-cell>
          <table:table-cell office:value-type="float" office:value="1460.95115327355" calcext:value-type="float">
            <text:p>1.460,95</text:p>
          </table:table-cell>
          <table:table-cell office:value-type="float" office:value="3742.77655754664" calcext:value-type="float">
            <text:p>3.742,78</text:p>
          </table:table-cell>
          <table:table-cell office:value-type="float" office:value="156.478534231317" calcext:value-type="float">
            <text:p>156,48</text:p>
          </table:table-cell>
          <table:table-cell office:value-type="float" office:value="234.389395311796" calcext:value-type="float">
            <text:p>234,39</text:p>
          </table:table-cell>
        </table:table-row>
        <table:table-row table:style-name="ro1">
          <table:table-cell office:value-type="string" calcext:value-type="string">
            <text:p>RandomTree</text:p>
          </table:table-cell>
          <table:table-cell office:value-type="float" office:value="0.31074544162581" calcext:value-type="float">
            <text:p>0,31</text:p>
          </table:table-cell>
          <table:table-cell office:value-type="float" office:value="885.066509211509" calcext:value-type="float">
            <text:p>885,07</text:p>
          </table:table-cell>
          <table:table-cell office:value-type="float" office:value="1792.90208695778" calcext:value-type="float">
            <text:p>1.792,90</text:p>
          </table:table-cell>
          <table:table-cell office:value-type="float" office:value="94.7970845899415" calcext:value-type="float">
            <text:p>94,80</text:p>
          </table:table-cell>
          <table:table-cell office:value-type="float" office:value="112.279541552636" calcext:value-type="float">
            <text:p>112,28</text:p>
          </table:table-cell>
        </table:table-row>
        <table:table-row table:style-name="ro1">
          <table:table-cell office:value-type="string" calcext:value-type="string">
            <text:p>RandomizableFilteredClassifier</text:p>
          </table:table-cell>
          <table:table-cell office:value-type="float" office:value="0.130422240869625" calcext:value-type="float">
            <text:p>0,13</text:p>
          </table:table-cell>
          <table:table-cell office:value-type="float" office:value="999.784984301424" calcext:value-type="float">
            <text:p>999,78</text:p>
          </table:table-cell>
          <table:table-cell office:value-type="float" office:value="1936.22397037647" calcext:value-type="float">
            <text:p>1.936,22</text:p>
          </table:table-cell>
          <table:table-cell office:value-type="float" office:value="107.084270777583" calcext:value-type="float">
            <text:p>107,08</text:p>
          </table:table-cell>
          <table:table-cell office:value-type="float" office:value="121.254998428821" calcext:value-type="float">
            <text:p>121,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08:38:50.047609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1:45:38.328284380</meta:creation-date>
    <dc:date>2016-12-02T09:17:14.764074581</dc:date>
    <meta:editing-duration>PT13H43M4S</meta:editing-duration>
    <meta:editing-cycles>65</meta:editing-cycles>
    <meta:generator>LibreOffice/5.2.3.3$Linux_X86_64 LibreOffice_project/20$Build-3</meta:generator>
    <meta:document-statistic meta:table-count="8" meta:cell-count="936" meta:object-count="0"/>
  </office:meta>
</office:document-meta>
</file>